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objectwithoutfill">
      <style:graphic-properties draw:stroke="none" draw:fill="none" fo:min-height="0cm"/>
    </style:style>
    <style:style style:name="gr4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draw:fill="none" fo:min-height="0cm"/>
    </style:style>
    <style:style style:name="gr5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fo:min-height="0.85cm"/>
    </style:style>
    <style:style style:name="gr68" style:family="graphic" style:parent-style-name="standard">
      <style:graphic-properties draw:fill="none" draw:textarea-vertical-align="middle" draw:auto-grow-height="false" fo:min-height="0.749cm" fo:min-width="0.499cm"/>
    </style:style>
    <style:style style:name="gr6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8" style:family="graphic" style:parent-style-name="standard">
      <style:graphic-properties draw:marker-end="Arrow" draw:marker-end-width="0.3cm" draw:textarea-vertical-align="middle"/>
    </style:style>
    <style:style style:name="gr7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0" style:family="graphic" style:parent-style-name="standard">
      <style:graphic-properties draw:marker-end="Arrow" draw:textarea-vertical-align="middle"/>
    </style:style>
    <style:style style:name="gr8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4" style:family="graphic" style:parent-style-name="standard">
      <style:graphic-properties draw:fill="none" draw:textarea-horizontal-align="right" draw:textarea-vertical-align="middle" draw:auto-grow-height="false" fo:min-height="0.749cm" fo:min-width="0.499cm"/>
    </style:style>
    <style:style style:name="gr10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9" style:family="graphic" style:parent-style-name="standard" style:list-style-name="L2">
      <style:graphic-properties svg:stroke-width="0.2cm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110" style:family="graphic" style:parent-style-name="standard" style:list-style-name="L2">
      <style:graphic-properties svg:stroke-width="0.2cm" draw:marker-start-width="0.8cm" draw:marker-end-width="0.8cm" draw:textarea-horizontal-align="justify" draw:textarea-vertical-align="middle" draw:auto-grow-height="false" fo:padding-top="0.225cm" fo:padding-bottom="0.225cm" fo:padding-left="0.35cm" fo:padding-right="0.35cm"/>
    </style:style>
    <style:style style:name="gr11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3" style:family="graphic" style:parent-style-name="standard" style:list-style-name="L2">
      <style:graphic-properties svg:stroke-width="0.3cm" draw:marker-start-width="0.65cm" draw:marker-end-width="0.65cm" draw:textarea-horizontal-align="justify" draw:textarea-vertical-align="middle" draw:auto-grow-height="false" fo:padding-top="0.275cm" fo:padding-bottom="0.275cm" fo:padding-left="0.4cm" fo:padding-right="0.4cm"/>
    </style:style>
    <style:style style:name="gr124" style:family="graphic" style:parent-style-name="standard" style:list-style-name="L2">
      <style:graphic-properties svg:stroke-width="0.3cm" draw:marker-start-width="0.65cm" draw:marker-end-width="0.65cm" draw:textarea-horizontal-align="justify" draw:textarea-vertical-align="middle" draw:auto-grow-height="false" fo:padding-top="0.275cm" fo:padding-bottom="0.275cm" fo:padding-left="0.4cm" fo:padding-right="0.4cm"/>
    </style:style>
    <style:style style:name="gr12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1" style:family="graphic" style:parent-style-name="standard" style:list-style-name="L2">
      <style:graphic-properties svg:stroke-width="0.3cm" draw:marker-start-width="0.65cm" draw:marker-end-width="0.65cm" draw:fill-color="#c5000b" draw:textarea-horizontal-align="justify" draw:textarea-vertical-align="middle" draw:auto-grow-height="false" fo:padding-top="0.275cm" fo:padding-bottom="0.275cm" fo:padding-left="0.4cm" fo:padding-right="0.4cm"/>
    </style:style>
    <style:style style:name="gr13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1" style:family="graphic" style:parent-style-name="objectwithoutfill">
      <style:graphic-properties svg:stroke-color="#3465a4" draw:marker-end="Arrow" draw:marker-end-width="0.3cm" draw:fill="none" draw:fill-color="#33ff99" draw:fill-image-width="0cm" draw:fill-image-height="0cm" draw:textarea-vertical-align="middle" draw:shadow="hidden"/>
    </style:style>
    <style:style style:name="gr14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7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48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49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0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1" style:family="graphic" style:parent-style-name="standard">
      <style:graphic-properties draw:stroke="none" svg:stroke-color="#000000" draw:fill="none" draw:fill-color="#ffffff" fo:min-height="0.25cm"/>
    </style:style>
    <style:style style:name="gr152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5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7" style:family="graphic" style:parent-style-name="objectwithoutfill">
      <style:graphic-properties draw:marker-end="Arrow" draw:marker-end-width="0.3cm" draw:fill="none" draw:textarea-vertical-align="bottom"/>
    </style:style>
    <style:style style:name="gr158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15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6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6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cm" fo:margin-bottom="0.1cm" fo:line-height="100%" fo:text-align="center" fo:text-indent="0cm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Droid Sans Fallback" style:font-size-asian="14pt" style:font-style-asian="normal" style:font-name-complex="FreeSans" style:font-size-complex="14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style:letter-kerning="true" style:font-name-asian="Droid Sans Fallback" style:font-size-asian="18pt" style:font-style-asian="italic" style:font-name-complex="FreeSans" style:font-size-complex="18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Droid Sans Fallback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Copter::setup()" draw:style-name="dp1" draw:master-page-name="Default">
        <draw:custom-shape draw:style-name="gr1" draw:text-style-name="P2" xml:id="id1" draw:id="id1" draw:layer="layout" svg:width="4.954cm" svg:height="2.5cm" svg:x="69.533cm" svg:y="30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3cm" svg:height="116.9cm" svg:x="60.063cm" svg:y="29cm">
          <text:p text:style-name="P3"/>
          <draw:enhanced-geometry svg:viewBox="0 0 21600 21600" draw:glue-points="21600 0 0 10800 21600 21600" draw:text-areas="13800 ?f9 21600 ?f10" draw:type="left-brace" draw:modifiers="214.150434983448 10898.39094618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5.087cm" svg:height="0.963cm" draw:transform="rotate (1.5707963267949) translate (58.7cm 90.587cm)">
          <draw:text-box>
            <text:p text:style-name="P1"><text:span text:style-name="T1">Copter::setup()</text:span></text:p>
          </draw:text-box>
        </draw:frame>
        <draw:custom-shape draw:style-name="gr4" draw:text-style-name="P5" xml:id="id3" draw:id="id3" draw:layer="layout" svg:width="10.695cm" svg:height="4cm" svg:x="66.668cm" svg:y="37.2cm">
          <text:p text:style-name="P4"><text:span text:style-name="T2">Load defaut values for parameters</text:span></text:p>
          <text:p text:style-name="P4"><text:span text:style-name="T3"/></text:p>
          <text:p text:style-name="P4"><text:span text:style-name="T4">Library</text:span></text:p>
          <text:p text:style-name="P4"><text:span text:style-name="T3">AP_Pa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" draw:id="id4" draw:layer="layout" svg:width="10.695cm" svg:height="4cm" svg:x="66.668cm" svg:y="42.4cm">
          <text:p text:style-name="P4"><text:span text:style-name="T2">Setup storage space</text:span></text:p>
          <text:p text:style-name="P4"><text:span text:style-name="T3"/></text:p>
          <text:p text:style-name="P4"><text:span text:style-name="T4">Library</text:span></text:p>
          <text:p text:style-name="P4"><text:span text:style-name="T3">Storage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5" draw:id="id5" draw:layer="layout" svg:width="10.695cm" svg:height="5.4cm" svg:x="66.668cm" svg:y="47.7cm">
          <text:p text:style-name="P4"><text:span text:style-name="T2">Initialse console </text:span></text:p>
          <text:p text:style-name="P4"><text:span text:style-name="T3"/></text:p>
          <text:p text:style-name="P4"><text:span text:style-name="T4">Variables</text:span></text:p>
          <text:p text:style-name="P4"><text:span text:style-name="T3">cliSerial, Serial0, UARTA</text:span></text:p>
          <text:p text:style-name="P4"><text:span text:style-name="T4">Library</text:span></text:p>
          <text:p text:style-name="P4"><text:span text:style-name="T3">AP_Serial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3cm" svg:height="87.3cm" svg:x="63.963cm" svg:y="44.4cm">
          <text:p text:style-name="P3"/>
          <draw:enhanced-geometry svg:viewBox="0 0 21600 21600" draw:glue-points="21600 0 0 10800 21600 21600" draw:text-areas="13800 ?f9 21600 ?f10" draw:type="left-brace" draw:modifiers="228.4425642587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7.887cm" svg:height="1.673cm" draw:transform="rotate (1.5707963267949) translate (61.69cm 91.8cm)">
          <draw:text-box>
            <text:p text:style-name="P1"><text:span text:style-name="T1">Copter::init_ardupilot</text:span></text:p>
            <text:p text:style-name="P1"><text:span text:style-name="T5">Library - </text:span><text:span text:style-name="T6">system</text:span></text:p>
          </draw:text-box>
        </draw:frame>
        <draw:custom-shape draw:style-name="gr8" draw:text-style-name="P5" xml:id="id6" draw:id="id6" draw:layer="layout" svg:width="10.695cm" svg:height="4.1cm" svg:x="81.668cm" svg:y="48.35cm">
          <text:p text:style-name="P4"><text:span text:style-name="T2">Initialse vehicle capabilities</text:span></text:p>
          <text:p text:style-name="P4"><text:span text:style-name="T4"/></text:p>
          <text:p text:style-name="P4"><text:span text:style-name="T4">File</text:span></text:p>
          <text:p text:style-name="P4"><text:span text:style-name="T3">capabil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xml:id="id7" draw:id="id7" draw:layer="layout" svg:width="10.695cm" svg:height="2.8cm" svg:x="96.668cm" svg:y="49cm">
          <text:p text:style-name="P4"><text:span text:style-name="T2">Print firmware version and and </text:span></text:p>
          <text:p text:style-name="P4"><text:span text:style-name="T2">avaiable memory to conso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5" xml:id="id9" draw:id="id9" draw:layer="layout" svg:width="10.695cm" svg:height="9cm" svg:x="111.668cm" svg:y="54.95cm">
          <text:p text:style-name="P4"><text:span text:style-name="T2">Initialse all other UARTS</text:span></text:p>
          <text:p text:style-name="P4"><text:span text:style-name="T3"/></text:p>
          <text:p text:style-name="P4"><text:span text:style-name="T4">Variables</text:span></text:p>
          <text:p text:style-name="P4"><text:span text:style-name="T3">telem1, Serial1, UARTC</text:span></text:p>
          <text:p text:style-name="P4"><text:span text:style-name="T3">telem2, Serial2, UARTD</text:span></text:p>
          <text:p text:style-name="P4"><text:span text:style-name="T3">GPS1, Serial3, UARTB</text:span></text:p>
          <text:p text:style-name="P4"><text:span text:style-name="T3">GPS2, Serial4, UARTE</text:span></text:p>
          <text:p text:style-name="P4"><text:span text:style-name="T3">Serial5</text:span></text:p>
          <text:p text:style-name="P4"><text:span text:style-name="T3"/></text:p>
          <text:p text:style-name="P4"><text:span text:style-name="T4">Library</text:span></text:p>
          <text:p text:style-name="P4"><text:span text:style-name="T3">AP_Serial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5" xml:id="id8" draw:id="id8" draw:layer="layout" svg:width="10.695cm" svg:height="2.8cm" svg:x="111.668cm" svg:y="49cm">
          <text:p text:style-name="P4"><text:span text:style-name="T2">Setup GCS data flash and write </text:span></text:p>
          <text:p text:style-name="P4"><text:span text:style-name="T2">system ID to GCS comms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10" draw:id="id10" draw:layer="layout" svg:width="10.695cm" svg:height="10.7cm" svg:x="96.668cm" svg:y="54.1cm">
          <text:p text:style-name="P4"><text:span text:style-name="T2">Setup board specific drivers</text:span><text:span text:style-name="T3">:</text:span></text:p>
          <text:p text:style-name="P4"><text:span text:style-name="T2"><text:tab/></text:span><text:span text:style-name="T2">PWM Pins</text:span></text:p>
          <text:p text:style-name="P4"><text:span text:style-name="T2"><text:tab/></text:span><text:span text:style-name="T2">Safety Switch</text:span></text:p>
          <text:p text:style-name="P4"><text:span text:style-name="T2"><text:tab/></text:span><text:span text:style-name="T2">UARTS</text:span></text:p>
          <text:p text:style-name="P4"><text:span text:style-name="T2"><text:tab/></text:span><text:span text:style-name="T2">sBus (alternative to PPM)</text:span></text:p>
          <text:p text:style-name="P4"><text:span text:style-name="T2"><text:tab/></text:span><text:span text:style-name="T2">Drivers for sensors:</text:span></text:p>
          <text:p text:style-name="P4"><text:span text:style-name="T2"><text:tab/></text:span><text:span text:style-name="T2"><text:tab/></text:span><text:span text:style-name="T2">Internal PixHawk Sensors</text:span></text:p>
          <text:p text:style-name="P6"><text:span text:style-name="T2"><text:tab/></text:span><text:span text:style-name="T2"><text:tab/></text:span><text:span text:style-name="T2">External Sensors</text:span></text:p>
          <text:p text:style-name="P4"><text:span text:style-name="T2"><text:tab/></text:span><text:span text:style-name="T2">CANbus</text:span></text:p>
          <text:p text:style-name="P4"><text:span text:style-name="T2"/></text:p>
          <text:p text:style-name="P4"><text:span text:style-name="T4">Library</text:span></text:p>
          <text:p text:style-name="P4"><text:span text:style-name="T3">AP_BoardConfi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11" draw:id="id11" draw:layer="layout" svg:width="10.695cm" svg:height="4.8cm" svg:x="81.668cm" svg:y="57.05cm">
          <text:p text:style-name="P4"><text:span text:style-name="T2">Setup board specific battery monitor</text:span><text:span text:style-name="T3">:</text:span></text:p>
          <text:p text:style-name="P4"><text:span text:style-name="T2"><text:tab/></text:span><text:span text:style-name="T2">PixHawk uses SMBUS and I2C.</text:span></text:p>
          <text:p text:style-name="P4"><text:span text:style-name="T4"/></text:p>
          <text:p text:style-name="P4"><text:span text:style-name="T4">Library</text:span></text:p>
          <text:p text:style-name="P4"><text:span text:style-name="T3">AP_BattMoni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xml:id="id12" draw:id="id12" draw:layer="layout" svg:width="10.695cm" svg:height="3.7cm" svg:x="66.668cm" svg:y="57.6cm">
          <text:p text:style-name="P4"><text:span text:style-name="T2">Setup RSSI monitor</text:span><text:span text:style-name="T3">.</text:span></text:p>
          <text:p text:style-name="P4"><text:span text:style-name="T4"/></text:p>
          <text:p text:style-name="P4"><text:span text:style-name="T4">Library</text:span></text:p>
          <text:p text:style-name="P4"><text:span text:style-name="T3">AP_RSS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5" xml:id="id13" draw:id="id13" draw:layer="layout" svg:width="10.695cm" svg:height="4.8cm" svg:x="66.668cm" svg:y="68.3cm">
          <text:p text:style-name="P4"><text:span text:style-name="T2">Setup board specific barometer</text:span><text:span text:style-name="T3">:</text:span></text:p>
          <text:p text:style-name="P4"><text:span text:style-name="T2"><text:tab/></text:span><text:span text:style-name="T2">PixHawk uses SMBUS and I2C.</text:span></text:p>
          <text:p text:style-name="P4"><text:span text:style-name="T4"/></text:p>
          <text:p text:style-name="P4"><text:span text:style-name="T4">Library</text:span></text:p>
          <text:p text:style-name="P4"><text:span text:style-name="T3">AP_Bar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5" xml:id="id14" draw:id="id14" draw:layer="layout" svg:width="10.695cm" svg:height="2.8cm" svg:x="81.668cm" svg:y="69.3cm">
          <text:p text:style-name="P4"><text:span text:style-name="T2">Check if a USB is connected and </text:span><text:span text:style-name="T2"><text:line-break/></text:span><text:span text:style-name="T2">setup the Telemetry UARTS with </text:span><text:span text:style-name="T2"><text:line-break/></text:span><text:span text:style-name="T2">MAVLINK protocol condi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15" draw:id="id15" draw:layer="layout" svg:width="10.695cm" svg:height="1.3cm" svg:x="96.668cm" svg:y="70.05cm">
          <text:p text:style-name="P4"><text:span text:style-name="T2">Initialize L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5" xml:id="id16" draw:id="id16" draw:layer="layout" svg:width="10.695cm" svg:height="3.7cm" svg:x="111.668cm" svg:y="68.85cm">
          <text:p text:style-name="P4"><text:span text:style-name="T2">Setup RC Channels in for Radio</text:span><text:span text:style-name="T3">.</text:span></text:p>
          <text:p text:style-name="P4"><text:span text:style-name="T4"/></text:p>
          <text:p text:style-name="P4"><text:span text:style-name="T4">Library</text:span></text:p>
          <text:p text:style-name="P4"><text:span text:style-name="T3">RC_Channel, RC_Mapp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5" xml:id="id17" draw:id="id17" draw:layer="layout" svg:width="10.695cm" svg:height="4.5cm" svg:x="111.668cm" svg:y="77cm">
          <text:p text:style-name="P4"><text:span text:style-name="T2">Initialise the motors and configure</text:span></text:p>
          <text:p text:style-name="P4"><text:span text:style-name="T2">The RC Channels out for the ESC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Motors, RC_Chann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5" xml:id="id18" draw:id="id18" draw:layer="layout" svg:width="10.695cm" svg:height="4.5cm" svg:x="96.668cm" svg:y="77cm">
          <text:p text:style-name="P4"><text:span text:style-name="T2">Configure the RC Channels out for </text:span></text:p>
          <text:p text:style-name="P4"><text:span text:style-name="T2">any Relays. Then initialise the relay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ServoRelayEvents, AP_R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5" xml:id="id2" draw:id="id2" draw:layer="layout" svg:width="10.695cm" svg:height="2.1cm" svg:x="66.673cm" svg:y="34cm">
          <text:p text:style-name="P4"><text:span text:style-name="T2">Configure all the scheduling </text:span></text:p>
          <text:p text:style-name="P4"><text:span text:style-name="T2">of the func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19" draw:id="id19" draw:layer="layout" svg:width="10.695cm" svg:height="2.1cm" svg:x="81.668cm" svg:y="78.2cm">
          <text:p text:style-name="P4"><text:span text:style-name="T2">Configure a scheduling function </text:span></text:p>
          <text:p text:style-name="P4"><text:span text:style-name="T2">that acts as a WD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5" xml:id="id20" draw:id="id20" draw:layer="layout" svg:width="10.695cm" svg:height="3.6cm" svg:x="66.668cm" svg:y="77.45cm">
          <text:p text:style-name="P4"><text:span text:style-name="T2">Configure the board specific GP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GP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5" xml:id="id21" draw:id="id21" draw:layer="layout" svg:width="10.695cm" svg:height="4.4cm" svg:x="66.668cm" svg:y="86.4cm">
          <text:p text:style-name="P4"><text:span text:style-name="T2">Configure the board specific </text:span></text:p>
          <text:p text:style-name="P4"><text:span text:style-name="T2">Compass and add it to the AHR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AHRS, AP_Compa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5" xml:id="id22" draw:id="id22" draw:layer="layout" svg:width="10.695cm" svg:height="4.6cm" svg:x="81.668cm" svg:y="86.3cm">
          <text:p text:style-name="P4"><text:span text:style-name="T2">Initialise the location.</text:span></text:p>
          <text:p text:style-name="P4"><text:span text:style-name="T4"/></text:p>
          <text:p text:style-name="P4"><text:span text:style-name="T4">Library</text:span></text:p>
          <text:p text:style-name="P4"><text:span text:style-name="T3">AP_Common, AC_WPNav, </text:span></text:p>
          <text:p text:style-name="P4"><text:span text:style-name="T3">AP_Terr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5" xml:id="id23" draw:id="id23" draw:layer="layout" svg:width="10.695cm" svg:height="4.1cm" svg:x="96.668cm" svg:y="86.55cm">
          <text:p text:style-name="P4"><text:span text:style-name="T2">Initialise the avoidance routine.</text:span></text:p>
          <text:p text:style-name="P4"><text:span text:style-name="T4"/></text:p>
          <text:p text:style-name="P4"><text:span text:style-name="T4">Library</text:span></text:p>
          <text:p text:style-name="P4"><text:span text:style-name="T3">AC_Avoid, AC_WPNa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xml:id="id24" draw:id="id24" draw:layer="layout" svg:width="10.695cm" svg:height="4.1cm" svg:x="111.668cm" svg:y="86.55cm">
          <text:p text:style-name="P4"><text:span text:style-name="T2">Do a sanity check on the throttle </text:span></text:p>
          <text:p text:style-name="P4"><text:span text:style-name="T2">mixing paramters</text:span></text:p>
          <text:p text:style-name="P4"><text:span text:style-name="T4"/></text:p>
          <text:p text:style-name="P4"><text:span text:style-name="T4">Library</text:span></text:p>
          <text:p text:style-name="P4"><text:span text:style-name="T3">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xml:id="id25" draw:id="id25" draw:layer="layout" svg:width="10.695cm" svg:height="4.1cm" svg:x="111.668cm" svg:y="94.6cm">
          <text:p text:style-name="P4"><text:span text:style-name="T2">Set the delta time for all controllers.</text:span></text:p>
          <text:p text:style-name="P4"><text:span text:style-name="T4"/></text:p>
          <text:p text:style-name="P4"><text:span text:style-name="T4">Library</text:span></text:p>
          <text:p text:style-name="P4"><text:span text:style-name="T3">AC_Pos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5" xml:id="id26" draw:id="id26" draw:layer="layout" svg:width="10.695cm" svg:height="4.1cm" svg:x="96.668cm" svg:y="94.6cm">
          <text:p text:style-name="P4"><text:span text:style-name="T2">Initialise the board specific optical </text:span></text:p>
          <text:p text:style-name="P4"><text:span text:style-name="T2">flow sensor.</text:span></text:p>
          <text:p text:style-name="P4"><text:span text:style-name="T2"/></text:p>
          <text:p text:style-name="P4"><text:span text:style-name="T4">Library</text:span></text:p>
          <text:p text:style-name="P4"><text:span text:style-name="T3">AP_OpticalFlo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7" draw:id="id27" draw:layer="layout" svg:width="9.8cm" svg:height="6.3cm" svg:x="82.115cm" svg:y="93.5cm">
          <text:p text:style-name="P3">HIL Mo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5" xml:id="id28" draw:id="id28" draw:layer="layout" svg:width="10.695cm" svg:height="4.1cm" svg:x="81.668cm" svg:y="102.3cm">
          <text:p text:style-name="P4"><text:span text:style-name="T2">Initialise the IMU in HIL mode</text:span></text:p>
          <text:p text:style-name="P4"><text:span text:style-name="T2"/></text:p>
          <text:p text:style-name="P4"><text:span text:style-name="T4">Library</text:span></text:p>
          <text:p text:style-name="P4"><text:span text:style-name="T3">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5" xml:id="id29" draw:id="id29" draw:layer="layout" svg:width="10.695cm" svg:height="4.1cm" svg:x="66.668cm" svg:y="94.6cm">
          <text:p text:style-name="P4"><text:span text:style-name="T2">Initialise the Barometer, read the</text:span></text:p>
          <text:p text:style-name="P4"><text:span text:style-name="T2">value on the ground.</text:span></text:p>
          <text:p text:style-name="P4"><text:span text:style-name="T2"/></text:p>
          <text:p text:style-name="P4"><text:span text:style-name="T4">Library</text:span></text:p>
          <text:p text:style-name="P4"><text:span text:style-name="T3">AP_Bar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5" xml:id="id30" draw:id="id30" draw:layer="layout" svg:width="10.695cm" svg:height="4.1cm" svg:x="66.668cm" svg:y="111.1cm">
          <text:p text:style-name="P4"><text:span text:style-name="T2">Initialise the Rangefinder.</text:span></text:p>
          <text:p text:style-name="P4"><text:span text:style-name="T2"/></text:p>
          <text:p text:style-name="P4"><text:span text:style-name="T4">Library</text:span></text:p>
          <text:p text:style-name="P4"><text:span text:style-name="T3">AP_RangeFin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5" xml:id="id31" draw:id="id31" draw:layer="layout" svg:width="10.695cm" svg:height="4.1cm" svg:x="81.668cm" svg:y="111.1cm">
          <text:p text:style-name="P4"><text:span text:style-name="T2">Initialise the Object Avoidance </text:span></text:p>
          <text:p text:style-name="P4"><text:span text:style-name="T2">routine.</text:span></text:p>
          <text:p text:style-name="P4"><text:span text:style-name="T2"/></text:p>
          <text:p text:style-name="P4"><text:span text:style-name="T4">Library</text:span></text:p>
          <text:p text:style-name="P4"><text:span text:style-name="T3">AP_Proxim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xml:id="id32" draw:id="id32" draw:layer="layout" svg:width="10.695cm" svg:height="4.1cm" svg:x="96.668cm" svg:y="111.1cm">
          <text:p text:style-name="P4"><text:span text:style-name="T2">Initialise the RPM sensors.</text:span></text:p>
          <text:p text:style-name="P4"><text:span text:style-name="T2"/></text:p>
          <text:p text:style-name="P4"><text:span text:style-name="T4">Library</text:span></text:p>
          <text:p text:style-name="P4"><text:span text:style-name="T3">AP_RP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5" xml:id="id33" draw:id="id33" draw:layer="layout" svg:width="10.695cm" svg:height="5.5cm" svg:x="111.668cm" svg:y="110.4cm">
          <text:p text:style-name="P4"><text:span text:style-name="T2">Initialise the Mission libraries. </text:span><text:span text:style-name="T2"><text:line-break/></text:span><text:span text:style-name="T2">Checks EEPROM for any </text:span><text:span text:style-name="T2"><text:line-break/></text:span><text:span text:style-name="T2">mission commands</text:span></text:p>
          <text:p text:style-name="P4"><text:span text:style-name="T2"/></text:p>
          <text:p text:style-name="P4"><text:span text:style-name="T4">Library</text:span></text:p>
          <text:p text:style-name="P4"><text:span text:style-name="T3">AP_Miss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5" xml:id="id34" draw:id="id34" draw:layer="layout" svg:width="10.695cm" svg:height="2.1cm" svg:x="111.668cm" svg:y="120.05cm">
          <text:p text:style-name="P4"><text:span text:style-name="T2">Sets the flight mode according to the </text:span></text:p>
          <text:p text:style-name="P4"><text:span text:style-name="T2">RC channel dedicated to flight mod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7" draw:text-style-name="P5" xml:id="id35" draw:id="id35" draw:layer="layout" svg:width="10.695cm" svg:height="4.7cm" svg:x="96.668cm" svg:y="118.75cm">
          <text:p text:style-name="P4"><text:span text:style-name="T2">Sets the auxiliary swicth mode and if </text:span></text:p>
          <text:p text:style-name="P4"><text:span text:style-name="T2">possible will put the system in the </text:span></text:p>
          <text:p text:style-name="P4"><text:span text:style-name="T2">state according to the status of the</text:span></text:p>
          <text:p text:style-name="P4"><text:span text:style-name="T2">RC channel dedicated to that </text:span></text:p>
          <text:p text:style-name="P4"><text:span text:style-name="T2">auxiliary func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8" draw:text-style-name="P5" xml:id="id36" draw:id="id36" draw:layer="layout" svg:width="10.695cm" svg:height="5.8cm" svg:x="81.668cm" svg:y="118.2cm">
          <text:p text:style-name="P4"><text:span text:style-name="T2">Initialise and calibrates all the AHRS </text:span></text:p>
          <text:p text:style-name="P4"><text:span text:style-name="T2">sensors. Adds inertial sensor </text:span></text:p>
          <text:p text:style-name="P4"><text:span text:style-name="T2">measurements to a scheduling </text:span></text:p>
          <text:p text:style-name="P4"><text:span text:style-name="T2">routine.</text:span></text:p>
          <text:p text:style-name="P4"><text:span text:style-name="T2"/></text:p>
          <text:p text:style-name="P4"><text:span text:style-name="T4">Library</text:span></text:p>
          <text:p text:style-name="P4"><text:span text:style-name="T3">AP_AHRS, 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5" xml:id="id37" draw:id="id37" draw:layer="layout" svg:width="10.695cm" svg:height="2.1cm" svg:x="66.668cm" svg:y="120.05cm">
          <text:p text:style-name="P4"><text:span text:style-name="T2">Tells the system the drone is on the</text:span></text:p>
          <text:p text:style-name="P4"><text:span text:style-name="T2">groun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5" xml:id="id38" draw:id="id38" draw:layer="layout" svg:width="10.695cm" svg:height="6cm" svg:x="66.668cm" svg:y="128.5cm">
          <text:p text:style-name="P4"><text:span text:style-name="T2">Disallow initialised serial ports to </text:span></text:p>
          <text:p text:style-name="P4"><text:span text:style-name="T2">pause the system.</text:span></text:p>
          <text:p text:style-name="P4"><text:span text:style-name="T2"/></text:p>
          <text:p text:style-name="P4"><text:span text:style-name="T4">Library</text:span></text:p>
          <text:p text:style-name="P4"><text:span text:style-name="T3">AP_Serial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1" draw:text-style-name="P5" xml:id="id39" draw:id="id39" draw:layer="layout" svg:width="10.695cm" svg:height="2.1cm" svg:x="81.668cm" svg:y="130.45cm">
          <text:p text:style-name="P4"><text:span text:style-name="T2">Enable failsafe. Used in WDT like </text:span></text:p>
          <text:p text:style-name="P4"><text:span text:style-name="T2">func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2" draw:text-style-name="P5" xml:id="id40" draw:id="id40" draw:layer="layout" svg:width="10.695cm" svg:height="3.6cm" svg:x="96.668cm" svg:y="129.7cm">
          <text:p text:style-name="P4"><text:span text:style-name="T2">Start inertial sensor logging</text:span></text:p>
          <text:p text:style-name="P4"><text:span text:style-name="T2"/></text:p>
          <text:p text:style-name="P4"><text:span text:style-name="T4">Library</text:span></text:p>
          <text:p text:style-name="P4"><text:span text:style-name="T3">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5" xml:id="id41" draw:id="id41" draw:layer="layout" svg:width="10.695cm" svg:height="3.6cm" svg:x="96.668cm" svg:y="135.6cm">
          <text:p text:style-name="P4"><text:span text:style-name="T2">Start scheduler.</text:span></text:p>
          <text:p text:style-name="P4"><text:span text:style-name="T2"/></text:p>
          <text:p text:style-name="P4"><text:span text:style-name="T4">Library</text:span></text:p>
          <text:p text:style-name="P4"><text:span text:style-name="T3">AP_Sched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4" draw:text-style-name="P5" xml:id="id42" draw:id="id42" draw:layer="layout" svg:width="10.695cm" svg:height="2.1cm" svg:x="96.668cm" svg:y="141cm">
          <text:p text:style-name="P4"><text:span text:style-name="T2">Reset all performance count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3" draw:layer="layout" svg:x1="72.01cm" svg:y1="32.5cm" svg:x2="72.021cm" svg:y2="34cm" draw:start-shape="id1" draw:start-glue-point="6" draw:end-shape="id2" draw:end-glue-point="4" svg:d="M72010 32500v751h11v749" svg:viewBox="0 0 12 1501">
          <text:p/>
        </draw:connector>
        <draw:connector draw:style-name="gr45" draw:text-style-name="P3" draw:layer="layout" svg:x1="72.021cm" svg:y1="36.1cm" svg:x2="72.016cm" svg:y2="37.2cm" draw:start-shape="id2" draw:start-glue-point="6" draw:end-shape="id3" draw:end-glue-point="4" svg:d="M72021 36100v551h-5v549" svg:viewBox="0 0 6 1101">
          <text:p/>
        </draw:connector>
        <draw:connector draw:style-name="gr45" draw:text-style-name="P3" draw:layer="layout" svg:x1="72.016cm" svg:y1="41.2cm" svg:x2="72.016cm" svg:y2="42.4cm" draw:start-shape="id3" draw:start-glue-point="6" draw:end-shape="id4" draw:end-glue-point="4" svg:d="M72016 41200v1200" svg:viewBox="0 0 1 1201">
          <text:p/>
        </draw:connector>
        <draw:connector draw:style-name="gr45" draw:text-style-name="P3" draw:layer="layout" svg:x1="72.016cm" svg:y1="46.4cm" svg:x2="72.016cm" svg:y2="47.7cm" draw:start-shape="id4" draw:start-glue-point="6" draw:end-shape="id5" draw:end-glue-point="4" svg:d="M72016 46400v1300" svg:viewBox="0 0 1 1301">
          <text:p/>
        </draw:connector>
        <draw:connector draw:style-name="gr45" draw:text-style-name="P3" draw:layer="layout" svg:x1="77.363cm" svg:y1="50.4cm" svg:x2="81.668cm" svg:y2="50.4cm" draw:start-shape="id5" draw:start-glue-point="7" draw:end-shape="id6" draw:end-glue-point="5" svg:d="M77363 50400h4305" svg:viewBox="0 0 4306 1">
          <text:p/>
        </draw:connector>
        <draw:connector draw:style-name="gr45" draw:text-style-name="P3" draw:layer="layout" svg:x1="92.363cm" svg:y1="50.4cm" svg:x2="96.668cm" svg:y2="50.4cm" draw:start-shape="id6" draw:start-glue-point="7" draw:end-shape="id7" draw:end-glue-point="5" svg:d="M92363 50400h4305" svg:viewBox="0 0 4306 1">
          <text:p/>
        </draw:connector>
        <draw:connector draw:style-name="gr45" draw:text-style-name="P3" draw:layer="layout" svg:x1="107.363cm" svg:y1="50.4cm" svg:x2="111.668cm" svg:y2="50.4cm" draw:start-shape="id7" draw:start-glue-point="7" draw:end-shape="id8" svg:d="M107363 50400h4305" svg:viewBox="0 0 4306 1">
          <text:p/>
        </draw:connector>
        <draw:connector draw:style-name="gr45" draw:text-style-name="P3" draw:layer="layout" svg:x1="117.016cm" svg:y1="51.8cm" svg:x2="117.015cm" svg:y2="54.95cm" draw:start-shape="id8" draw:start-glue-point="6" draw:end-shape="id9" svg:d="M117016 51800v1576h-1v1574" svg:viewBox="0 0 2 3151">
          <text:p/>
        </draw:connector>
        <draw:connector draw:style-name="gr45" draw:text-style-name="P3" draw:layer="layout" svg:x1="111.241cm" svg:y1="59.433cm" svg:x2="107.363cm" svg:y2="59.45cm" draw:end-shape="id10" svg:d="M111241 59433h-1688v17h-2190" svg:viewBox="0 0 3879 18">
          <text:p/>
        </draw:connector>
        <draw:connector draw:style-name="gr45" draw:text-style-name="P3" draw:layer="layout" svg:x1="96.668cm" svg:y1="59.45cm" svg:x2="92.363cm" svg:y2="59.45cm" draw:start-shape="id10" draw:start-glue-point="5" draw:end-shape="id11" svg:d="M96668 59450h-4305" svg:viewBox="0 0 4306 1">
          <text:p/>
        </draw:connector>
        <draw:connector draw:style-name="gr45" draw:text-style-name="P3" draw:layer="layout" svg:x1="81.668cm" svg:y1="59.45cm" svg:x2="77.363cm" svg:y2="59.45cm" draw:start-shape="id11" draw:start-glue-point="5" draw:end-shape="id12" svg:d="M81668 59450h-4305" svg:viewBox="0 0 4306 1">
          <text:p/>
        </draw:connector>
        <draw:connector draw:style-name="gr45" draw:text-style-name="P3" draw:layer="layout" svg:x1="72.016cm" svg:y1="61.3cm" svg:x2="72.015cm" svg:y2="68.3cm" draw:start-shape="id12" draw:start-glue-point="6" draw:end-shape="id13" svg:d="M72016 61300v3501h-1v3499" svg:viewBox="0 0 2 7001">
          <text:p/>
        </draw:connector>
        <draw:connector draw:style-name="gr45" draw:text-style-name="P3" draw:layer="layout" svg:x1="77.363cm" svg:y1="70.7cm" svg:x2="81.668cm" svg:y2="70.7cm" draw:start-shape="id13" draw:start-glue-point="7" draw:end-shape="id14" svg:d="M77363 70700h4305" svg:viewBox="0 0 4306 1">
          <text:p/>
        </draw:connector>
        <draw:connector draw:style-name="gr45" draw:text-style-name="P3" draw:layer="layout" svg:x1="92.363cm" svg:y1="70.7cm" svg:x2="96.668cm" svg:y2="70.7cm" draw:start-shape="id14" draw:start-glue-point="7" draw:end-shape="id15" draw:end-glue-point="5" svg:d="M92363 70700h4305" svg:viewBox="0 0 4306 1">
          <text:p/>
        </draw:connector>
        <draw:connector draw:style-name="gr45" draw:text-style-name="P3" draw:layer="layout" svg:x1="107.363cm" svg:y1="70.7cm" svg:x2="111.668cm" svg:y2="70.7cm" draw:start-shape="id15" draw:start-glue-point="7" draw:end-shape="id16" draw:end-glue-point="5" svg:d="M107363 70700h4305" svg:viewBox="0 0 4306 1">
          <text:p/>
        </draw:connector>
        <draw:connector draw:style-name="gr45" draw:text-style-name="P3" draw:layer="layout" svg:x1="117.016cm" svg:y1="72.55cm" svg:x2="117.015cm" svg:y2="77cm" draw:start-shape="id16" draw:start-glue-point="6" draw:end-shape="id17" svg:d="M117016 72550v2226h-1v2224" svg:viewBox="0 0 2 4451">
          <text:p/>
        </draw:connector>
        <draw:connector draw:style-name="gr45" draw:text-style-name="P3" draw:layer="layout" svg:x1="111.668cm" svg:y1="79.25cm" svg:x2="107.363cm" svg:y2="79.25cm" draw:start-shape="id17" draw:start-glue-point="5" draw:end-shape="id18" draw:end-glue-point="7" svg:d="M111668 79250h-4305" svg:viewBox="0 0 4306 1">
          <text:p/>
        </draw:connector>
        <draw:connector draw:style-name="gr45" draw:text-style-name="P3" draw:layer="layout" svg:x1="96.668cm" svg:y1="79.25cm" svg:x2="92.363cm" svg:y2="79.25cm" draw:start-shape="id18" draw:start-glue-point="5" draw:end-shape="id19" draw:end-glue-point="7" svg:d="M96668 79250h-4305" svg:viewBox="0 0 4306 1">
          <text:p/>
        </draw:connector>
        <draw:connector draw:style-name="gr45" draw:text-style-name="P3" draw:layer="layout" svg:x1="81.668cm" svg:y1="79.25cm" svg:x2="77.363cm" svg:y2="79.25cm" draw:start-shape="id19" draw:start-glue-point="5" draw:end-shape="id20" draw:end-glue-point="7" svg:d="M81668 79250h-4305" svg:viewBox="0 0 4306 1">
          <text:p/>
        </draw:connector>
        <draw:connector draw:style-name="gr45" draw:text-style-name="P3" draw:layer="layout" svg:x1="72.016cm" svg:y1="81.05cm" svg:x2="72.015cm" svg:y2="86.4cm" draw:start-shape="id20" draw:start-glue-point="6" draw:end-shape="id21" svg:d="M72016 81050v2676h-1v2674" svg:viewBox="0 0 2 5351">
          <text:p/>
        </draw:connector>
        <draw:connector draw:style-name="gr45" draw:text-style-name="P3" draw:layer="layout" svg:x1="77.363cm" svg:y1="88.6cm" svg:x2="81.668cm" svg:y2="88.6cm" draw:start-shape="id21" draw:start-glue-point="7" draw:end-shape="id22" draw:end-glue-point="5" svg:d="M77363 88600h4305" svg:viewBox="0 0 4306 1">
          <text:p/>
        </draw:connector>
        <draw:connector draw:style-name="gr45" draw:text-style-name="P3" draw:layer="layout" svg:x1="92.363cm" svg:y1="88.6cm" svg:x2="96.668cm" svg:y2="88.6cm" draw:start-shape="id22" draw:start-glue-point="7" draw:end-shape="id23" draw:end-glue-point="5" svg:d="M92363 88600h4305" svg:viewBox="0 0 4306 1">
          <text:p/>
        </draw:connector>
        <draw:connector draw:style-name="gr45" draw:text-style-name="P3" draw:layer="layout" svg:x1="107.363cm" svg:y1="88.6cm" svg:x2="111.668cm" svg:y2="88.6cm" draw:start-shape="id23" draw:start-glue-point="7" draw:end-shape="id24" draw:end-glue-point="5" svg:d="M107363 88600h4305" svg:viewBox="0 0 4306 1">
          <text:p/>
        </draw:connector>
        <draw:connector draw:style-name="gr45" draw:text-style-name="P3" draw:layer="layout" svg:x1="117.016cm" svg:y1="90.65cm" svg:x2="117.016cm" svg:y2="94.6cm" draw:start-shape="id24" draw:start-glue-point="6" draw:end-shape="id25" draw:end-glue-point="4" svg:d="M117016 90650v3950" svg:viewBox="0 0 1 3951">
          <text:p/>
        </draw:connector>
        <draw:connector draw:style-name="gr45" draw:text-style-name="P3" draw:layer="layout" svg:x1="111.668cm" svg:y1="96.65cm" svg:x2="107.363cm" svg:y2="96.65cm" draw:start-shape="id25" draw:start-glue-point="5" draw:end-shape="id26" draw:end-glue-point="7" svg:d="M111668 96650h-4305" svg:viewBox="0 0 4306 1">
          <text:p/>
        </draw:connector>
        <draw:connector draw:style-name="gr45" draw:text-style-name="P3" draw:layer="layout" svg:x1="96.668cm" svg:y1="96.65cm" svg:x2="91.915cm" svg:y2="96.65cm" draw:start-shape="id26" draw:start-glue-point="5" draw:end-shape="id27" draw:end-glue-point="7" svg:d="M96668 96650h-4753" svg:viewBox="0 0 4754 1">
          <text:p/>
        </draw:connector>
        <draw:connector draw:style-name="gr45" draw:text-style-name="P3" draw:layer="layout" svg:x1="87.015cm" svg:y1="99.8cm" svg:x2="87.016cm" svg:y2="102.3cm" draw:start-shape="id27" draw:start-glue-point="6" draw:end-shape="id28" draw:end-glue-point="4" svg:d="M87015 99800v1251h1v1249" svg:viewBox="0 0 2 2501">
          <text:p/>
        </draw:connector>
        <draw:connector draw:style-name="gr45" draw:text-style-name="P3" draw:layer="layout" draw:line-skew="-1.052cm" svg:x1="81.668cm" svg:y1="104.35cm" svg:x2="77.363cm" svg:y2="96.65cm" draw:start-shape="id28" draw:start-glue-point="5" draw:end-shape="id29" draw:end-glue-point="7" svg:d="M81668 104350h-3205v-7700h-1100" svg:viewBox="0 0 4306 7701">
          <text:p/>
        </draw:connector>
        <draw:connector draw:style-name="gr45" draw:text-style-name="P3" draw:layer="layout" svg:x1="82.115cm" svg:y1="96.65cm" svg:x2="77.363cm" svg:y2="96.65cm" draw:start-shape="id27" draw:start-glue-point="5" draw:end-shape="id29" svg:d="M82115 96650h-4752" svg:viewBox="0 0 4753 1">
          <text:p/>
        </draw:connector>
        <draw:frame draw:style-name="gr46" draw:text-style-name="P3" draw:layer="layout" svg:width="1.311cm" svg:height="0.962cm" svg:x="79.063cm" svg:y="96.7cm">
          <draw:text-box>
            <text:p text:style-name="P3">No</text:p>
          </draw:text-box>
        </draw:frame>
        <draw:frame draw:style-name="gr46" draw:text-style-name="P3" draw:layer="layout" svg:width="1.711cm" svg:height="0.962cm" svg:x="85.163cm" svg:y="100.338cm">
          <draw:text-box>
            <text:p text:style-name="P3">Yes</text:p>
          </draw:text-box>
        </draw:frame>
        <draw:connector draw:style-name="gr45" draw:text-style-name="P3" draw:layer="layout" svg:x1="72.016cm" svg:y1="98.7cm" svg:x2="72.016cm" svg:y2="111.1cm" draw:start-shape="id29" draw:start-glue-point="6" draw:end-shape="id30" draw:end-glue-point="4" svg:d="M72016 98700v12400" svg:viewBox="0 0 1 12401">
          <text:p/>
        </draw:connector>
        <draw:connector draw:style-name="gr45" draw:text-style-name="P3" draw:layer="layout" svg:x1="77.363cm" svg:y1="113.15cm" svg:x2="81.668cm" svg:y2="113.15cm" draw:start-shape="id30" draw:end-shape="id31" draw:end-glue-point="5" svg:d="M77363 113150h4305" svg:viewBox="0 0 4306 1">
          <text:p/>
        </draw:connector>
        <draw:connector draw:style-name="gr45" draw:text-style-name="P3" draw:layer="layout" svg:x1="92.363cm" svg:y1="113.15cm" svg:x2="96.668cm" svg:y2="113.15cm" draw:start-shape="id31" draw:start-glue-point="7" draw:end-shape="id32" svg:d="M92363 113150h4305" svg:viewBox="0 0 4306 1">
          <text:p/>
        </draw:connector>
        <draw:connector draw:style-name="gr45" draw:text-style-name="P3" draw:layer="layout" svg:x1="107.363cm" svg:y1="113.15cm" svg:x2="111.668cm" svg:y2="113.15cm" draw:start-shape="id32" draw:start-glue-point="7" draw:end-shape="id33" draw:end-glue-point="5" svg:d="M107363 113150h4305" svg:viewBox="0 0 4306 1">
          <text:p/>
        </draw:connector>
        <draw:connector draw:style-name="gr45" draw:text-style-name="P3" draw:layer="layout" svg:x1="117.016cm" svg:y1="115.9cm" svg:x2="117.015cm" svg:y2="120.05cm" draw:start-shape="id33" draw:start-glue-point="6" draw:end-shape="id34" svg:d="M117016 115900v2076h-1v2074" svg:viewBox="0 0 2 4151">
          <text:p/>
        </draw:connector>
        <draw:connector draw:style-name="gr45" draw:text-style-name="P3" draw:layer="layout" svg:x1="111.668cm" svg:y1="121.1cm" svg:x2="107.363cm" svg:y2="121.1cm" draw:start-shape="id34" draw:start-glue-point="5" draw:end-shape="id35" svg:d="M111668 121100h-4305" svg:viewBox="0 0 4306 1">
          <text:p/>
        </draw:connector>
        <draw:connector draw:style-name="gr45" draw:text-style-name="P3" draw:layer="layout" svg:x1="96.668cm" svg:y1="121.1cm" svg:x2="92.363cm" svg:y2="121.1cm" draw:start-shape="id35" draw:start-glue-point="5" draw:end-shape="id36" draw:end-glue-point="7" svg:d="M96668 121100h-4305" svg:viewBox="0 0 4306 1">
          <text:p/>
        </draw:connector>
        <draw:connector draw:style-name="gr45" draw:text-style-name="P3" draw:layer="layout" svg:x1="81.668cm" svg:y1="121.1cm" svg:x2="77.363cm" svg:y2="121.1cm" draw:start-shape="id36" draw:start-glue-point="5" draw:end-shape="id37" draw:end-glue-point="7" svg:d="M81668 121100h-4305" svg:viewBox="0 0 4306 1">
          <text:p/>
        </draw:connector>
        <draw:connector draw:style-name="gr45" draw:text-style-name="P3" draw:layer="layout" svg:x1="72.016cm" svg:y1="122.15cm" svg:x2="72.016cm" svg:y2="128.5cm" draw:start-shape="id37" draw:start-glue-point="6" draw:end-shape="id38" draw:end-glue-point="4" svg:d="M72016 122150v6350" svg:viewBox="0 0 1 6351">
          <text:p/>
        </draw:connector>
        <draw:connector draw:style-name="gr45" draw:text-style-name="P3" draw:layer="layout" svg:x1="77.363cm" svg:y1="131.5cm" svg:x2="81.668cm" svg:y2="131.5cm" draw:start-shape="id38" draw:start-glue-point="7" draw:end-shape="id39" draw:end-glue-point="5" svg:d="M77363 131500h4305" svg:viewBox="0 0 4306 1">
          <text:p/>
        </draw:connector>
        <draw:connector draw:style-name="gr45" draw:text-style-name="P3" draw:layer="layout" svg:x1="92.363cm" svg:y1="131.5cm" svg:x2="96.668cm" svg:y2="131.5cm" draw:start-shape="id39" draw:start-glue-point="7" draw:end-shape="id40" svg:d="M92363 131500h4305" svg:viewBox="0 0 4306 1">
          <text:p/>
        </draw:connector>
        <draw:connector draw:style-name="gr45" draw:text-style-name="P3" draw:layer="layout" svg:x1="102.016cm" svg:y1="133.3cm" svg:x2="102.016cm" svg:y2="135.6cm" draw:start-shape="id40" draw:start-glue-point="6" draw:end-shape="id41" draw:end-glue-point="4" svg:d="M102016 133300v2300" svg:viewBox="0 0 1 2301">
          <text:p/>
        </draw:connector>
        <draw:connector draw:style-name="gr45" draw:text-style-name="P3" draw:layer="layout" svg:x1="102.016cm" svg:y1="139.2cm" svg:x2="102.016cm" svg:y2="141cm" draw:start-shape="id41" draw:start-glue-point="6" draw:end-shape="id42" draw:end-glue-point="4" svg:d="M102016 139200v1800" svg:viewBox="0 0 1 1801">
          <text:p/>
        </draw:connector>
        <draw:connector draw:style-name="gr45" draw:text-style-name="P3" draw:layer="layout" svg:x1="107.363cm" svg:y1="142.05cm" svg:x2="113.609cm" svg:y2="142.05cm" draw:start-shape="id42" draw:start-glue-point="7" draw:end-shape="id43" draw:end-glue-point="5" svg:d="M107363 142050h6246" svg:viewBox="0 0 6247 1">
          <text:p/>
        </draw:connector>
        <draw:custom-shape draw:style-name="gr1" draw:text-style-name="P2" xml:id="id43" draw:id="id43" draw:layer="layout" svg:width="4.954cm" svg:height="2.5cm" svg:x="113.609cm" svg:y="140.8cm">
          <text:p text:style-name="P1"><text:span text:style-name="T1">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Copter::loop()" draw:style-name="dp1" draw:master-page-name="Default">
        <draw:custom-shape draw:style-name="gr47" draw:text-style-name="P5" draw:layer="layout" svg:width="10.695cm" svg:height="6cm" svg:x="90.105cm" svg:y="56.8cm">
          <text:p text:style-name="P4"><text:span text:style-name="T2">Wait for sample from the IMU. </text:span></text:p>
          <text:p text:style-name="P4"><text:span text:style-name="T2">Checks and adjusts the </text:span></text:p>
          <text:p text:style-name="P4"><text:span text:style-name="T2">running time for the main loop.</text:span></text:p>
          <text:p text:style-name="P4"><text:span text:style-name="T4"/></text:p>
          <text:p text:style-name="P4"><text:span text:style-name="T4">Library</text:span></text:p>
          <text:p text:style-name="P4"><text:span text:style-name="T3">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5" draw:layer="layout" svg:width="10.695cm" svg:height="2.7cm" svg:x="90.105cm" svg:y="64.7cm">
          <text:p text:style-name="P4"><text:span text:style-name="T2">Establish timing perfomrmance of</text:span></text:p>
          <text:p text:style-name="P4"><text:span text:style-name="T2">System. And update delta tim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0.695cm" svg:height="3.9cm" svg:x="90.105cm" svg:y="118.9cm">
          <text:p text:style-name="P4"><text:span text:style-name="T2">Increment the scheduler tick timer.</text:span></text:p>
          <text:p text:style-name="P4"><text:span text:style-name="T4"/></text:p>
          <text:p text:style-name="P4"><text:span text:style-name="T4">Library</text:span></text:p>
          <text:p text:style-name="P4"><text:span text:style-name="T3">AP_Sched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5" draw:layer="layout" svg:width="10.695cm" svg:height="6.7cm" svg:x="90.105cm" svg:y="124.4cm">
          <text:p text:style-name="P4"><text:span text:style-name="T2">Run all scheduled tasks, based </text:span></text:p>
          <text:p text:style-name="P4"><text:span text:style-name="T2">on how much time is left </text:span></text:p>
          <text:p text:style-name="P4"><text:span text:style-name="T2">before the main loop needs to </text:span></text:p>
          <text:p text:style-name="P4"><text:span text:style-name="T2">be called again.</text:span></text:p>
          <text:p text:style-name="P4"><text:span text:style-name="T4"/></text:p>
          <text:p text:style-name="P4"><text:span text:style-name="T4">Library</text:span></text:p>
          <text:p text:style-name="P4"><text:span text:style-name="T3">AP_Sched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cm" svg:height="74.6cm" svg:x="80.1cm" svg:y="56.7cm">
          <text:p/>
          <draw:enhanced-geometry svg:viewBox="0 0 21600 21600" draw:glue-points="21600 0 0 10800 21600 21600" draw:text-areas="13800 ?f9 21600 ?f10" draw:type="left-brace" draw:modifiers="349.76474846181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3cm" svg:height="47.2cm" svg:x="86.7cm" svg:y="70.3cm">
          <text:p/>
          <draw:enhanced-geometry svg:viewBox="0 0 21600 21600" draw:glue-points="21600 0 0 10800 21600 21600" draw:text-areas="13800 ?f9 21600 ?f10" draw:type="left-brace" draw:modifiers="538.26228025850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4.954cm" svg:height="2.5cm" svg:x="92.975cm" svg:y="51.8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a xlink:href="#Copter::read_AHRS()" xlink:type="simple" xlink:show="embed">
          <draw:custom-shape draw:style-name="gr51" draw:text-style-name="P5" draw:layer="layout" svg:width="10.695cm" svg:height="4.8cm" svg:x="90.105cm" svg:y="70.1cm">
            <text:p text:style-name="P4"><text:span text:style-name="T2">Read all AHRS sensor values and</text:span><text:span text:style-name="T2"><text:line-break/></text:span><text:span text:style-name="T2">update attitude with the new values.</text:span></text:p>
            <text:p text:style-name="P4"><text:span text:style-name="T4"/></text:p>
            <text:p text:style-name="P4"><text:span text:style-name="T4">Library</text:span></text:p>
            <text:p text:style-name="P4"><text:span text:style-name="T3">AP_AHR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a>
        <draw:frame draw:style-name="gr52" draw:layer="layout" svg:width="3.321cm" svg:height="0.962cm" svg:x="82.879cm" svg:y="93.5cm">
          <draw:text-box>
            <text:p>Fast Loop</text:p>
          </draw:text-box>
        </draw:frame>
        <draw:frame draw:style-name="gr53" draw:layer="layout" svg:width="2.2cm" svg:height="0.962cm" svg:x="77.1cm" svg:y="93.5cm">
          <draw:text-box>
            <text:p>Loop</text:p>
          </draw:text-box>
        </draw:frame>
        <draw:custom-shape draw:style-name="gr54" draw:text-style-name="P5" draw:layer="layout" svg:width="10.695cm" svg:height="3.8cm" svg:x="90.105cm" svg:y="76.8cm">
          <text:p text:style-name="P4"><text:span text:style-name="T2">Run the low level rate controller.</text:span></text:p>
          <text:p text:style-name="P4"><text:span text:style-name="T4"/></text:p>
          <text:p text:style-name="P4"><text:span text:style-name="T4">Library</text:span></text:p>
          <text:p text:style-name="P4"><text:span text:style-name="T3">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5" draw:layer="layout" svg:width="10.695cm" svg:height="4.6cm" svg:x="90.105cm" svg:y="82.9cm">
          <text:p text:style-name="P4"><text:span text:style-name="T2">Send updated motor values to the</text:span></text:p>
          <text:p text:style-name="P4"><text:span text:style-name="T2">ESC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Mo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6" draw:text-style-name="P5" draw:layer="layout" svg:width="10.695cm" svg:height="4.6cm" svg:x="90.105cm" svg:y="89.8cm">
          <text:p text:style-name="P4"><text:span text:style-name="T2">Get current inertial measurement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InetialNa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7" draw:text-style-name="P5" draw:layer="layout" svg:width="10.695cm" svg:height="4.6cm" svg:x="90.105cm" svg:y="95.9cm">
          <text:p text:style-name="P4"><text:span text:style-name="T2">Check if the EKF has reset target </text:span></text:p>
          <text:p text:style-name="P4"><text:span text:style-name="T2">heading or position.</text:span></text:p>
          <text:p text:style-name="P4"><text:span text:style-name="T4"/></text:p>
          <text:p text:style-name="P4"><text:span text:style-name="T4">Library</text:span></text:p>
          <text:p text:style-name="P4"><text:span text:style-name="T3">AP_AHRS, 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5" draw:layer="layout" svg:width="10.695cm" svg:height="4.6cm" svg:x="90.105cm" svg:y="102.1cm">
          <text:p text:style-name="P4"><text:span text:style-name="T2">Run the flight mode specifc </text:span></text:p>
          <text:p text:style-name="P4"><text:span text:style-name="T2">attitude controller.</text:span></text:p>
          <text:p text:style-name="P4"><text:span text:style-name="T4"/></text:p>
          <text:p text:style-name="P4"><text:span text:style-name="T4">Library</text:span></text:p>
          <text:p text:style-name="P4"><text:span text:style-name="T3">AP_AHRS, 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9" draw:text-style-name="P5" draw:layer="layout" svg:width="10.695cm" svg:height="1.7cm" svg:x="90.105cm" svg:y="108.7cm">
          <text:p text:style-name="P4"><text:span text:style-name="T2">Update Home position if chang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0" draw:text-style-name="P5" draw:layer="layout" svg:width="10.695cm" svg:height="2.2cm" svg:x="90.105cm" svg:y="112.2cm">
          <text:p text:style-name="P4"><text:span text:style-name="T2">Check if system has either landed </text:span></text:p>
          <text:p text:style-name="P4"><text:span text:style-name="T2">or crashe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1" draw:text-style-name="P5" draw:layer="layout" svg:width="10.695cm" svg:height="2.2cm" svg:x="90.105cm" svg:y="115.3cm">
          <text:p text:style-name="P4"><text:span text:style-name="T2">Log sensor health if enabled in the</text:span></text:p>
          <text:p text:style-name="P4"><text:span text:style-name="T2">logging setu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Copter::read_AHRS()" draw:style-name="dp1" draw:master-page-name="Default">
        <draw:custom-shape draw:style-name="gr1" draw:text-style-name="P1" xml:id="id44" draw:id="id44" draw:layer="layout" svg:width="10cm" svg:height="6cm" svg:x="79.8cm" svg:y="55.3cm">
          <text:p text:style-name="P1">Hil Mode Enabl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2" draw:text-style-name="P5" xml:id="id49" draw:id="id49" draw:layer="layout" svg:width="10cm" svg:height="3.8cm" svg:x="79.8cm" svg:y="76.3cm">
          <text:p text:style-name="P4"><text:span text:style-name="T7">Set roll, pitch and yaw as previous </text:span></text:p>
          <text:p text:style-name="P4"><text:span text:style-name="T7">values in the DCM. Update both</text:span><text:span text:style-name="T7"><text:line-break/></text:span><text:span text:style-name="T7">Radian and centidegree variabl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46" draw:id="id46" draw:layer="layout" svg:width="10cm" svg:height="6cm" svg:x="79.8cm" svg:y="63.5cm">
          <text:p text:style-name="P1">!AP_AHRS_WITH_EKF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7" draw:id="id47" draw:layer="layout" svg:width="10cm" svg:height="6cm" svg:x="103cm" svg:y="63.5cm">
          <text:p text:style-name="P1">_ekf_type == 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3" draw:text-style-name="P5" xml:id="id48" draw:id="id48" draw:layer="layout" svg:width="5.1cm" svg:height="1.8cm" svg:x="117.8cm" svg:y="65.6cm">
          <text:p text:style-name="P4"><text:span text:style-name="T7">_ekf_type =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4" draw:text-style-name="P5" xml:id="id45" draw:id="id45" draw:layer="layout" svg:width="10.695cm" svg:height="3.8cm" svg:x="102.653cm" svg:y="56.4cm">
          <text:p text:style-name="P4"><text:span text:style-name="T7">Get AHRS values from the GC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89.8cm" svg:y1="58.3cm" svg:x2="102.653cm" svg:y2="58.3cm" draw:start-shape="id44" draw:start-glue-point="7" draw:end-shape="id45" draw:end-glue-point="5" svg:d="M89800 58300h12853" svg:viewBox="0 0 12854 1">
          <text:p text:style-name="P1">Yes</text:p>
        </draw:connector>
        <draw:connector draw:style-name="gr65" draw:text-style-name="P1" draw:layer="layout" svg:x1="89.8cm" svg:y1="66.5cm" svg:x2="103cm" svg:y2="66.5cm" draw:start-shape="id46" draw:start-glue-point="7" draw:end-shape="id47" draw:end-glue-point="5" svg:d="M89800 66500h13200" svg:viewBox="0 0 13201 1">
          <text:p text:style-name="P1">Yes</text:p>
        </draw:connector>
        <draw:connector draw:style-name="gr65" draw:text-style-name="P1" draw:layer="layout" svg:x1="113cm" svg:y1="66.5cm" svg:x2="117.8cm" svg:y2="66.5cm" draw:start-shape="id47" draw:start-glue-point="7" draw:end-shape="id48" svg:d="M113000 66500h4800" svg:viewBox="0 0 4801 1">
          <text:p text:style-name="P1">Yes</text:p>
        </draw:connector>
        <draw:connector draw:style-name="gr65" draw:text-style-name="P1" draw:layer="layout" svg:x1="84.8cm" svg:y1="69.5cm" svg:x2="84.8cm" svg:y2="76.3cm" draw:start-shape="id46" draw:start-glue-point="6" draw:end-shape="id49" draw:end-glue-point="0" svg:d="M84800 69500v6800" svg:viewBox="0 0 1 6801">
          <text:p text:style-name="P1">No</text:p>
        </draw:connector>
        <draw:connector draw:style-name="gr65" draw:text-style-name="P1" draw:layer="layout" svg:x1="84.8cm" svg:y1="61.3cm" svg:x2="84.8cm" svg:y2="63.5cm" draw:start-shape="id44" draw:start-glue-point="6" draw:end-shape="id46" svg:d="M84800 61300v2200" svg:viewBox="0 0 1 2201">
          <text:p text:style-name="P1">No</text:p>
        </draw:connector>
        <draw:custom-shape draw:style-name="gr66" draw:text-style-name="P7" xml:id="id50" draw:id="id50" draw:layer="layout" svg:width="5.1cm" svg:height="1.8cm" svg:x="124cm" svg:y="57.4cm">
          <text:p text:style-name="P6"><text:span text:style-name="T7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13.348cm" svg:y1="58.3cm" svg:x2="124cm" svg:y2="58.3cm" draw:start-shape="id45" draw:start-glue-point="7" draw:end-shape="id50" draw:end-glue-point="5" svg:d="M113348 58300h10652" svg:viewBox="0 0 10653 1">
          <text:p/>
        </draw:connector>
        <draw:connector draw:style-name="gr45" draw:text-style-name="P1" draw:layer="layout" draw:line-skew="1.499cm" svg:x1="108cm" svg:y1="69.5cm" svg:x2="84.8cm" svg:y2="76.3cm" draw:start-shape="id47" draw:start-glue-point="6" draw:end-shape="id49" draw:end-glue-point="4" svg:d="M108000 69500v4900h-23200v1900" svg:viewBox="0 0 23201 6801">
          <text:p/>
        </draw:connector>
        <draw:connector draw:style-name="gr45" draw:text-style-name="P1" draw:layer="layout" draw:line-skew="2.549cm" svg:x1="120.35cm" svg:y1="67.4cm" svg:x2="84.8cm" svg:y2="76.3cm" draw:start-shape="id48" draw:start-glue-point="6" draw:end-shape="id49" draw:end-glue-point="4" svg:d="M120350 67400v7000h-35550v1900" svg:viewBox="0 0 35551 8901">
          <text:p/>
        </draw:connector>
        <draw:frame draw:style-name="gr67" draw:layer="layout" svg:width="1.6cm" svg:height="1.1cm" svg:x="107.2cm" svg:y="71.4cm">
          <draw:text-box>
            <text:p>No</text:p>
          </draw:text-box>
        </draw:frame>
        <draw:custom-shape draw:style-name="gr68" draw:text-style-name="P1" draw:layer="layout" svg:width="2.4cm" svg:height="52.9cm" svg:x="62.2cm" svg:y="76.5cm">
          <text:p text:style-name="P1">AP_AHRS_NavEKF::update_DCM()</text:p>
          <draw:enhanced-geometry svg:viewBox="0 0 21600 21600" draw:glue-points="21600 0 0 10800 21600 21600" draw:text-areas="13800 ?f9 21600 ?f10" draw:type="left-brace" draw:modifiers="522.63662312621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8" draw:text-style-name="P1" draw:layer="layout" svg:width="2.4cm" svg:height="40.9cm" svg:x="72.1cm" svg:y="82.6cm">
          <text:p text:style-name="P1">AP_AHRS_DCM::update()</text:p>
          <draw:enhanced-geometry svg:viewBox="0 0 21600 21600" draw:glue-points="21600 0 0 10800 21600 21600" draw:text-areas="13800 ?f9 21600 ?f10" draw:type="left-brace" draw:modifiers="661.71487249700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9" draw:text-style-name="P5" xml:id="id51" draw:id="id51" draw:layer="layout" svg:width="10cm" svg:height="3.8cm" svg:x="79.8cm" svg:y="82.5cm">
          <text:p text:style-name="P4"><text:span text:style-name="T7">Get new data from the IMU and </text:span></text:p>
          <text:p text:style-name="P4"><text:span text:style-name="T7">assess how long the data took</text:span></text:p>
          <text:p text:style-name="P4"><text:span text:style-name="T7"><text:s/></text:span><text:span text:style-name="T7">to come i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52" draw:id="id52" draw:layer="layout" svg:width="10cm" svg:height="6cm" svg:x="79.8cm" svg:y="88.6cm">
          <text:p text:style-name="P1">delta_t &gt; 0.2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5" draw:text-style-name="P1" draw:layer="layout" svg:x1="84.8cm" svg:y1="80.1cm" svg:x2="84.8cm" svg:y2="82.5cm" draw:start-shape="id49" draw:start-glue-point="6" draw:end-shape="id51" draw:end-glue-point="4" svg:d="M84800 80100v2400" svg:viewBox="0 0 1 2401">
          <text:p/>
        </draw:connector>
        <draw:connector draw:style-name="gr45" draw:text-style-name="P1" draw:layer="layout" svg:x1="84.8cm" svg:y1="86.3cm" svg:x2="84.8cm" svg:y2="88.6cm" draw:start-shape="id51" draw:start-glue-point="6" draw:end-shape="id52" draw:end-glue-point="4" svg:d="M84800 86300v2300" svg:viewBox="0 0 1 2301">
          <text:p/>
        </draw:connector>
        <draw:custom-shape draw:style-name="gr70" draw:text-style-name="P5" xml:id="id53" draw:id="id53" draw:layer="layout" svg:width="10.695cm" svg:height="3.8cm" svg:x="102.653cm" svg:y="89.7cm">
          <text:p text:style-name="P4"><text:span text:style-name="T7">Discard new rea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89.8cm" svg:y1="91.6cm" svg:x2="102.653cm" svg:y2="91.6cm" draw:start-shape="id52" draw:start-glue-point="7" draw:end-shape="id53" draw:end-glue-point="5" svg:d="M89800 91600h12853" svg:viewBox="0 0 12854 1">
          <text:p/>
        </draw:connector>
        <draw:connector draw:style-name="gr45" draw:text-style-name="P1" draw:layer="layout" svg:x1="113.348cm" svg:y1="91.6cm" svg:x2="126.55cm" svg:y2="59.2cm" draw:start-shape="id53" draw:start-glue-point="7" draw:end-shape="id50" draw:end-glue-point="6" svg:d="M113348 91600h13202v-32400" svg:viewBox="0 0 13203 32401">
          <text:p/>
        </draw:connector>
        <draw:custom-shape draw:style-name="gr71" draw:text-style-name="P5" xml:id="id55" draw:id="id55" draw:layer="layout" svg:width="10.695cm" svg:height="3.8cm" svg:x="79.453cm" svg:y="102.1cm">
          <text:p text:style-name="P4"><text:span text:style-name="T7">Normalize the DCM matri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2" draw:text-style-name="P5" xml:id="id54" draw:id="id54" draw:layer="layout" svg:width="10.695cm" svg:height="3.8cm" svg:x="79.453cm" svg:y="96.6cm">
          <text:p text:style-name="P4"><text:span text:style-name="T7">Update and integrate the DCM </text:span></text:p>
          <text:p text:style-name="P4"><text:span text:style-name="T7">matrix with the gyro values onl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5" xml:id="id56" draw:id="id56" draw:layer="layout" svg:width="10.695cm" svg:height="3.8cm" svg:x="79.453cm" svg:y="107.9cm">
          <text:p text:style-name="P4"><text:span text:style-name="T7">Perfrom drift correction on the IM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4" draw:text-style-name="P5" xml:id="id57" draw:id="id57" draw:layer="layout" svg:width="10.695cm" svg:height="3.8cm" svg:x="79.453cm" svg:y="113.7cm">
          <text:p text:style-name="P4"><text:span text:style-name="T7">Check the DCM matrix values for </text:span></text:p>
          <text:p text:style-name="P4"><text:span text:style-name="T7">any bad valu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5" draw:text-style-name="P5" xml:id="id58" draw:id="id58" draw:layer="layout" svg:width="10.695cm" svg:height="3.8cm" svg:x="79.453cm" svg:y="119.4cm">
          <text:p text:style-name="P4"><text:span text:style-name="T7">Calculate Euler Angles from the </text:span></text:p>
          <text:p text:style-name="P4"><text:span text:style-name="T7">DCM matrix and update the cosine </text:span></text:p>
          <text:p text:style-name="P4"><text:span text:style-name="T7">trigger values based on the new </text:span></text:p>
          <text:p text:style-name="P4"><text:span text:style-name="T7">resul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6" draw:text-style-name="P5" xml:id="id59" draw:id="id59" draw:layer="layout" svg:width="10.695cm" svg:height="3.8cm" svg:x="79.453cm" svg:y="125.5cm">
          <text:p text:style-name="P4"><text:span text:style-name="T7">Store roll, pitch and yaw values </text:span></text:p>
          <text:p text:style-name="P4"><text:span text:style-name="T7">In DCM attitude matrix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84.8cm" svg:y1="94.6cm" svg:x2="84.801cm" svg:y2="96.6cm" draw:start-shape="id52" draw:start-glue-point="6" draw:end-shape="id54" draw:end-glue-point="4" svg:d="M84800 94600v1001h1v999" svg:viewBox="0 0 2 2001">
          <text:p/>
        </draw:connector>
        <draw:connector draw:style-name="gr45" draw:text-style-name="P1" draw:layer="layout" svg:x1="84.801cm" svg:y1="100.4cm" svg:x2="84.801cm" svg:y2="102.1cm" draw:start-shape="id54" draw:start-glue-point="6" draw:end-shape="id55" draw:end-glue-point="4" svg:d="M84801 100400v1700" svg:viewBox="0 0 1 1701">
          <text:p/>
        </draw:connector>
        <draw:connector draw:style-name="gr45" draw:text-style-name="P1" draw:layer="layout" svg:x1="84.801cm" svg:y1="105.9cm" svg:x2="84.801cm" svg:y2="107.9cm" draw:start-shape="id55" draw:start-glue-point="6" draw:end-shape="id56" draw:end-glue-point="4" svg:d="M84801 105900v2000" svg:viewBox="0 0 1 2001">
          <text:p/>
        </draw:connector>
        <draw:connector draw:style-name="gr45" draw:text-style-name="P1" draw:layer="layout" svg:x1="84.801cm" svg:y1="111.7cm" svg:x2="84.8cm" svg:y2="113.7cm" draw:start-shape="id56" draw:start-glue-point="6" draw:end-shape="id57" svg:d="M84801 111700v1001h-1v999" svg:viewBox="0 0 2 2001">
          <text:p/>
        </draw:connector>
        <draw:connector draw:style-name="gr45" draw:text-style-name="P1" draw:layer="layout" svg:x1="84.801cm" svg:y1="117.5cm" svg:x2="84.8cm" svg:y2="119.4cm" draw:start-shape="id57" draw:start-glue-point="6" draw:end-shape="id58" svg:d="M84801 117500v951h-1v949" svg:viewBox="0 0 2 1901">
          <text:p/>
        </draw:connector>
        <draw:connector draw:style-name="gr45" draw:text-style-name="P1" draw:layer="layout" svg:x1="84.801cm" svg:y1="123.2cm" svg:x2="84.8cm" svg:y2="125.5cm" draw:start-shape="id58" draw:start-glue-point="6" draw:end-shape="id59" svg:d="M84801 123200v1151h-1v1149" svg:viewBox="0 0 2 2301">
          <text:p/>
        </draw:connector>
        <draw:connector draw:style-name="gr45" draw:text-style-name="P1" draw:layer="layout" svg:x1="90.148cm" svg:y1="127.4cm" svg:x2="126.55cm" svg:y2="59.2cm" draw:start-shape="id59" draw:start-glue-point="7" draw:end-shape="id50" draw:end-glue-point="6" svg:d="M90148 127400h36402v-68200" svg:viewBox="0 0 36403 68201">
          <text:p/>
        </draw:connector>
      </draw:page>
      <draw:page draw:name="AC_AttitudeControl_Multi::rate_controller_run()" draw:style-name="dp1" draw:master-page-name="Default">
        <draw:custom-shape draw:style-name="gr77" draw:text-style-name="P5" xml:id="id61" draw:id="id61" draw:layer="layout" svg:width="13.7cm" svg:height="4.2cm" svg:x="82.925cm" svg:y="50.4cm">
          <text:p text:style-name="P6"><text:span text:style-name="T7">Increase throttle quickly. </text:span></text:p>
          <text:p text:style-name="P6"><text:span text:style-name="T8">_throttle_rpy_mix += </text:span></text:p>
          <text:p text:style-name="P6"><text:span text:style-name="T8">MIN(2.0f*_dt, _throttle_rpy_mix_desired -_throttle_rpy_mix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8" draw:text-style-name="P1" draw:layer="layout" svg:width="1.7cm" svg:height="20.7cm" svg:x="61.1cm" svg:y="49.6cm">
          <text:p text:style-name="P1">update_throttle_rpy_mix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60" draw:id="id60" draw:layer="layout" svg:width="10cm" svg:height="6cm" svg:x="68.112cm" svg:y="49.5cm">
          <text:p text:style-name="P8">Throttle less than desired </text:p>
          <text:p text:style-name="P8">thrott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8" draw:text-style-name="P1" draw:layer="layout" svg:x1="78.112cm" svg:y1="52.5cm" svg:x2="82.925cm" svg:y2="52.5cm" draw:start-shape="id60" draw:start-glue-point="7" draw:end-shape="id61" draw:end-glue-point="5" svg:d="M78112 52500h4813" svg:viewBox="0 0 4814 1">
          <text:p/>
        </draw:connector>
        <draw:custom-shape draw:style-name="gr1" draw:text-style-name="P1" xml:id="id62" draw:id="id62" draw:layer="layout" svg:width="10cm" svg:height="6cm" svg:x="68.112cm" svg:y="57.9cm">
          <text:p text:style-name="P8">Throttle more than desired </text:p>
          <text:p text:style-name="P8">thrott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9" draw:text-style-name="P5" xml:id="id63" draw:id="id63" draw:layer="layout" svg:width="14cm" svg:height="4.2cm" svg:x="82.775cm" svg:y="58.8cm">
          <text:p text:style-name="P6"><text:span text:style-name="T7">Decrease throttle slowly. </text:span></text:p>
          <text:p text:style-name="P6"><text:span text:style-name="T8">_throttle_rpy_mix -= </text:span></text:p>
          <text:p text:style-name="P6"><text:span text:style-name="T8">MIN(0.5f*_dt, _throttle_rpy_mix-_throttle_rpy_mix_desired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0" draw:text-style-name="P1" draw:layer="layout" svg:x1="78.112cm" svg:y1="60.9cm" svg:x2="82.775cm" svg:y2="60.9cm" draw:start-shape="id62" draw:start-glue-point="7" draw:end-shape="id63" draw:end-glue-point="5" svg:d="M78112 60900h4663" svg:viewBox="0 0 4664 1">
          <text:p/>
        </draw:connector>
        <draw:custom-shape draw:style-name="gr81" draw:text-style-name="P5" xml:id="id64" draw:id="id64" draw:layer="layout" svg:width="8.2cm" svg:height="2.8cm" svg:x="69.012cm" svg:y="67.6cm">
          <text:p text:style-name="P6"><text:span text:style-name="T7">Constrain throttle 0.1 -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0" draw:text-style-name="P1" draw:layer="layout" svg:x1="73.112cm" svg:y1="55.5cm" svg:x2="73.112cm" svg:y2="57.9cm" draw:start-shape="id60" draw:start-glue-point="6" draw:end-shape="id62" draw:end-glue-point="4" svg:d="M73112 55500v2400" svg:viewBox="0 0 1 2401">
          <text:p/>
        </draw:connector>
        <draw:connector draw:style-name="gr80" draw:text-style-name="P1" draw:layer="layout" svg:x1="73.112cm" svg:y1="63.9cm" svg:x2="73.112cm" svg:y2="67.6cm" draw:start-shape="id62" draw:start-glue-point="6" draw:end-shape="id64" svg:d="M73112 63900v3700" svg:viewBox="0 0 1 3701">
          <text:p/>
        </draw:connector>
        <draw:custom-shape draw:style-name="gr68" draw:text-style-name="P1" draw:layer="layout" svg:width="1.7cm" svg:height="40cm" svg:x="61.1cm" svg:y="70.5cm">
          <text:p text:style-name="P1">AP_Motors::set_roll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2" draw:text-style-name="P5" xml:id="id65" draw:id="id65" draw:layer="layout" svg:width="8.2cm" svg:height="2.8cm" svg:x="69.012cm" svg:y="73.7cm">
          <text:p text:style-name="P6"><text:span text:style-name="T7">Get current roll rate in </text:span></text:p>
          <text:p text:style-name="P6"><text:span text:style-name="T7">Radians and calulate erro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3" draw:text-style-name="P5" xml:id="id66" draw:id="id66" draw:layer="layout" svg:width="10.5cm" svg:height="3.8cm" svg:x="67.862cm" svg:y="79.7cm">
          <text:p text:style-name="P6"><text:span text:style-name="T7">Put the error into the PID controller. </text:span></text:p>
          <text:p text:style-name="P6"><text:span text:style-name="T7">Only filtering the derivative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draw:line-skew="5.898cm" svg:x1="96.625cm" svg:y1="52.5cm" svg:x2="77.212cm" svg:y2="69cm" draw:start-shape="id61" draw:start-glue-point="7" draw:end-shape="id64" draw:end-glue-point="7" svg:d="M96625 52500h6400v16500h-25813" svg:viewBox="0 0 25814 16501">
          <text:p/>
        </draw:connector>
        <draw:connector draw:style-name="gr45" draw:text-style-name="P1" draw:layer="layout" svg:x1="89.775cm" svg:y1="63cm" svg:x2="77.212cm" svg:y2="69cm" draw:start-shape="id63" draw:start-glue-point="6" draw:end-shape="id64" draw:end-glue-point="7" svg:d="M89775 63000v6000h-12563" svg:viewBox="0 0 12564 6001">
          <text:p/>
        </draw:connector>
        <draw:custom-shape draw:style-name="gr84" draw:text-style-name="P5" xml:id="id67" draw:id="id67" draw:layer="layout" svg:width="8.2cm" svg:height="2.8cm" svg:x="69.012cm" svg:y="86.7cm">
          <text:p text:style-name="P6"><text:span text:style-name="T7">Calculate and Update </text:span></text:p>
          <text:p text:style-name="P6"><text:span text:style-name="T7">Derivat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8" draw:id="id68" draw:layer="layout" svg:width="10cm" svg:height="5.7cm" svg:x="68.112cm" svg:y="92.8cm">
          <text:p text:style-name="P8">Output Satura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5" draw:text-style-name="P5" xml:id="id70" draw:id="id70" draw:layer="layout" svg:width="8.2cm" svg:height="2.8cm" svg:x="80.075cm" svg:y="94.25cm">
          <text:p text:style-name="P6"><text:span text:style-name="T7">Calculate and Update </text:span></text:p>
          <text:p text:style-name="P6"><text:span text:style-name="T7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6" draw:text-style-name="P5" xml:id="id69" draw:id="id69" draw:layer="layout" svg:width="10.5cm" svg:height="2.8cm" svg:x="67.862cm" svg:y="101.7cm">
          <text:p text:style-name="P6"><text:span text:style-name="T7">Multiply operators by PID gains</text:span></text:p>
          <text:p text:style-name="P6"><text:span text:style-name="T7">and calculate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7" draw:text-style-name="P5" xml:id="id71" draw:id="id71" draw:layer="layout" svg:width="10.5cm" svg:height="2.8cm" svg:x="67.862cm" svg:y="107.7cm">
          <text:p text:style-name="P6"><text:span text:style-name="T7">Constrain Roll between </text:span></text:p>
          <text:p text:style-name="P6"><text:span text:style-name="T7">-1 and 1 and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73.112cm" svg:y1="70.4cm" svg:x2="73.112cm" svg:y2="73.7cm" draw:start-shape="id64" draw:start-glue-point="6" draw:end-shape="id65" draw:end-glue-point="4" svg:d="M73112 70400v3300" svg:viewBox="0 0 1 3301">
          <text:p/>
        </draw:connector>
        <draw:connector draw:style-name="gr45" draw:text-style-name="P1" draw:layer="layout" svg:x1="73.112cm" svg:y1="76.5cm" svg:x2="73.112cm" svg:y2="79.7cm" draw:start-shape="id65" draw:start-glue-point="6" draw:end-shape="id66" svg:d="M73112 76500v3200" svg:viewBox="0 0 1 3201">
          <text:p/>
        </draw:connector>
        <draw:connector draw:style-name="gr45" draw:text-style-name="P1" draw:layer="layout" svg:x1="73.112cm" svg:y1="83.5cm" svg:x2="73.112cm" svg:y2="86.7cm" draw:start-shape="id66" draw:start-glue-point="6" draw:end-shape="id67" draw:end-glue-point="4" svg:d="M73112 83500v3200" svg:viewBox="0 0 1 3201">
          <text:p/>
        </draw:connector>
        <draw:connector draw:style-name="gr45" draw:text-style-name="P1" draw:layer="layout" svg:x1="73.112cm" svg:y1="89.5cm" svg:x2="73.112cm" svg:y2="92.8cm" draw:start-shape="id67" draw:start-glue-point="6" draw:end-shape="id68" svg:d="M73112 89500v3300" svg:viewBox="0 0 1 3301">
          <text:p/>
        </draw:connector>
        <draw:connector draw:style-name="gr45" draw:text-style-name="P1" draw:layer="layout" svg:x1="73.112cm" svg:y1="98.5cm" svg:x2="73.112cm" svg:y2="101.7cm" draw:start-shape="id68" draw:start-glue-point="6" draw:end-shape="id69" draw:end-glue-point="4" svg:d="M73112 98500v3200" svg:viewBox="0 0 1 3201">
          <text:p/>
        </draw:connector>
        <draw:connector draw:style-name="gr45" draw:text-style-name="P1" draw:layer="layout" svg:x1="78.112cm" svg:y1="95.65cm" svg:x2="80.075cm" svg:y2="95.65cm" draw:start-shape="id68" draw:start-glue-point="7" draw:end-shape="id70" draw:end-glue-point="5" svg:d="M78112 95650h1963" svg:viewBox="0 0 1964 1">
          <text:p/>
        </draw:connector>
        <draw:connector draw:style-name="gr45" draw:text-style-name="P1" draw:layer="layout" svg:x1="84.175cm" svg:y1="97.05cm" svg:x2="73.112cm" svg:y2="101.7cm" draw:start-shape="id70" draw:start-glue-point="6" draw:end-shape="id69" draw:end-glue-point="4" svg:d="M84175 97050v2326h-11063v2324" svg:viewBox="0 0 11064 4651">
          <text:p/>
        </draw:connector>
        <draw:connector draw:style-name="gr45" draw:text-style-name="P1" draw:layer="layout" svg:x1="73.112cm" svg:y1="104.5cm" svg:x2="73.112cm" svg:y2="107.7cm" draw:start-shape="id69" draw:start-glue-point="6" draw:end-shape="id71" draw:end-glue-point="4" svg:d="M73112 104500v3200" svg:viewBox="0 0 1 3201">
          <text:p/>
        </draw:connector>
        <draw:custom-shape draw:style-name="gr68" draw:text-style-name="P1" draw:layer="layout" svg:width="1.7cm" svg:height="40cm" svg:x="88.15cm" svg:y="70.5cm">
          <text:p text:style-name="P1">AP_Motors::set_pitch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8" draw:text-style-name="P5" xml:id="id72" draw:id="id72" draw:layer="layout" svg:width="8.2cm" svg:height="2.8cm" svg:x="96.062cm" svg:y="73.7cm">
          <text:p text:style-name="P6"><text:span text:style-name="T7">Get current pitch rate in </text:span></text:p>
          <text:p text:style-name="P6"><text:span text:style-name="T7">Radians and calulate erro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9" draw:text-style-name="P5" xml:id="id73" draw:id="id73" draw:layer="layout" svg:width="10.5cm" svg:height="3.8cm" svg:x="94.912cm" svg:y="79.7cm">
          <text:p text:style-name="P6"><text:span text:style-name="T7">Put the error into the PID controller. </text:span></text:p>
          <text:p text:style-name="P6"><text:span text:style-name="T7">Only filtering the derivative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0" draw:text-style-name="P5" xml:id="id74" draw:id="id74" draw:layer="layout" svg:width="8.2cm" svg:height="2.8cm" svg:x="96.062cm" svg:y="86.7cm">
          <text:p text:style-name="P6"><text:span text:style-name="T7">Calculate and Update </text:span></text:p>
          <text:p text:style-name="P6"><text:span text:style-name="T7">Derivat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75" draw:id="id75" draw:layer="layout" svg:width="10cm" svg:height="5.7cm" svg:x="95.162cm" svg:y="92.8cm">
          <text:p text:style-name="P8">Output Satura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1" draw:text-style-name="P5" xml:id="id77" draw:id="id77" draw:layer="layout" svg:width="8.2cm" svg:height="2.8cm" svg:x="107.125cm" svg:y="94.25cm">
          <text:p text:style-name="P6"><text:span text:style-name="T7">Calculate and Update </text:span></text:p>
          <text:p text:style-name="P6"><text:span text:style-name="T7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2" draw:text-style-name="P5" xml:id="id76" draw:id="id76" draw:layer="layout" svg:width="10.5cm" svg:height="2.8cm" svg:x="94.912cm" svg:y="101.7cm">
          <text:p text:style-name="P6"><text:span text:style-name="T7">Multiply operators by PID gains</text:span></text:p>
          <text:p text:style-name="P6"><text:span text:style-name="T7">and calculate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3" draw:text-style-name="P5" xml:id="id78" draw:id="id78" draw:layer="layout" svg:width="10.5cm" svg:height="2.8cm" svg:x="94.912cm" svg:y="107.7cm">
          <text:p text:style-name="P6"><text:span text:style-name="T7">Constrain Pitch between </text:span></text:p>
          <text:p text:style-name="P6"><text:span text:style-name="T7">-1 and 1 and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00.162cm" svg:y1="76.5cm" svg:x2="100.162cm" svg:y2="79.7cm" draw:start-shape="id72" draw:start-glue-point="6" draw:end-shape="id73" svg:d="M100162 76500v3200" svg:viewBox="0 0 1 3201">
          <text:p/>
        </draw:connector>
        <draw:connector draw:style-name="gr45" draw:text-style-name="P1" draw:layer="layout" svg:x1="100.162cm" svg:y1="83.5cm" svg:x2="100.162cm" svg:y2="86.7cm" draw:start-shape="id73" draw:start-glue-point="6" draw:end-shape="id74" draw:end-glue-point="4" svg:d="M100162 83500v3200" svg:viewBox="0 0 1 3201">
          <text:p/>
        </draw:connector>
        <draw:connector draw:style-name="gr45" draw:text-style-name="P1" draw:layer="layout" svg:x1="100.162cm" svg:y1="89.5cm" svg:x2="100.162cm" svg:y2="92.8cm" draw:start-shape="id74" draw:start-glue-point="6" draw:end-shape="id75" svg:d="M100162 89500v3300" svg:viewBox="0 0 1 3301">
          <text:p/>
        </draw:connector>
        <draw:connector draw:style-name="gr45" draw:text-style-name="P1" draw:layer="layout" svg:x1="100.162cm" svg:y1="98.5cm" svg:x2="100.162cm" svg:y2="101.7cm" draw:start-shape="id75" draw:start-glue-point="6" draw:end-shape="id76" draw:end-glue-point="4" svg:d="M100162 98500v3200" svg:viewBox="0 0 1 3201">
          <text:p/>
        </draw:connector>
        <draw:connector draw:style-name="gr45" draw:text-style-name="P1" draw:layer="layout" svg:x1="105.162cm" svg:y1="95.65cm" svg:x2="107.125cm" svg:y2="95.65cm" draw:start-shape="id75" draw:start-glue-point="7" draw:end-shape="id77" draw:end-glue-point="5" svg:d="M105162 95650h1963" svg:viewBox="0 0 1964 1">
          <text:p/>
        </draw:connector>
        <draw:connector draw:style-name="gr45" draw:text-style-name="P1" draw:layer="layout" svg:x1="111.225cm" svg:y1="97.05cm" svg:x2="100.162cm" svg:y2="101.7cm" draw:start-shape="id77" draw:start-glue-point="6" draw:end-shape="id76" draw:end-glue-point="4" svg:d="M111225 97050v2326h-11063v2324" svg:viewBox="0 0 11064 4651">
          <text:p/>
        </draw:connector>
        <draw:connector draw:style-name="gr45" draw:text-style-name="P1" draw:layer="layout" svg:x1="100.162cm" svg:y1="104.5cm" svg:x2="100.162cm" svg:y2="107.7cm" draw:start-shape="id76" draw:start-glue-point="6" draw:end-shape="id78" draw:end-glue-point="4" svg:d="M100162 104500v3200" svg:viewBox="0 0 1 3201">
          <text:p/>
        </draw:connector>
        <draw:connector draw:style-name="gr45" draw:text-style-name="P1" draw:layer="layout" draw:line-skew="6.312cm" svg:x1="78.362cm" svg:y1="109.1cm" svg:x2="96.062cm" svg:y2="75.1cm" draw:start-shape="id71" draw:start-glue-point="7" draw:end-shape="id72" svg:d="M78362 109100h15163v-34000h2537" svg:viewBox="0 0 17701 34001">
          <text:p/>
        </draw:connector>
        <draw:custom-shape draw:style-name="gr68" draw:text-style-name="P1" draw:layer="layout" svg:width="1.7cm" svg:height="40cm" svg:x="116.05cm" svg:y="70.5cm">
          <text:p text:style-name="P1">AP_Motors::set_yaw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4" draw:text-style-name="P5" xml:id="id79" draw:id="id79" draw:layer="layout" svg:width="8.2cm" svg:height="2.8cm" svg:x="120.09cm" svg:y="73.748cm">
          <text:p text:style-name="P6"><text:span text:style-name="T7">Get current yaw rate in </text:span></text:p>
          <text:p text:style-name="P6"><text:span text:style-name="T7">Radians and calulate erro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5" xml:id="id80" draw:id="id80" draw:layer="layout" svg:width="10.5cm" svg:height="3.8cm" svg:x="118.94cm" svg:y="79.748cm">
          <text:p text:style-name="P6"><text:span text:style-name="T7">Put the error into the PID controller. </text:span></text:p>
          <text:p text:style-name="P6"><text:span text:style-name="T7">Filter 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6" draw:text-style-name="P5" xml:id="id81" draw:id="id81" draw:layer="layout" svg:width="8.2cm" svg:height="2.8cm" svg:x="120.09cm" svg:y="86.748cm">
          <text:p text:style-name="P6"><text:span text:style-name="T7">Calculate and Update </text:span></text:p>
          <text:p text:style-name="P6"><text:span text:style-name="T7">Derivat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82" draw:id="id82" draw:layer="layout" svg:width="10cm" svg:height="5.7cm" svg:x="119.19cm" svg:y="92.848cm">
          <text:p text:style-name="P8">Output Satura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7" draw:text-style-name="P5" xml:id="id84" draw:id="id84" draw:layer="layout" svg:width="8.2cm" svg:height="2.8cm" svg:x="131.153cm" svg:y="94.298cm">
          <text:p text:style-name="P6"><text:span text:style-name="T7">Calculate and Update </text:span></text:p>
          <text:p text:style-name="P6"><text:span text:style-name="T7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8" draw:text-style-name="P5" xml:id="id83" draw:id="id83" draw:layer="layout" svg:width="10.5cm" svg:height="2.8cm" svg:x="118.94cm" svg:y="101.748cm">
          <text:p text:style-name="P6"><text:span text:style-name="T7">Multiply operators by PID gains</text:span></text:p>
          <text:p text:style-name="P6"><text:span text:style-name="T7">and calculate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5" xml:id="id85" draw:id="id85" draw:layer="layout" svg:width="10.5cm" svg:height="2.8cm" svg:x="118.932cm" svg:y="107.748cm">
          <text:p text:style-name="P6"><text:span text:style-name="T7">Constrain Yaw between </text:span></text:p>
          <text:p text:style-name="P6"><text:span text:style-name="T7">-1 and 1 and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24.19cm" svg:y1="76.548cm" svg:x2="124.19cm" svg:y2="79.748cm" draw:start-shape="id79" draw:start-glue-point="6" draw:end-shape="id80" svg:d="M124190 76548v3200" svg:viewBox="0 0 1 3201">
          <text:p/>
        </draw:connector>
        <draw:connector draw:style-name="gr45" draw:text-style-name="P1" draw:layer="layout" svg:x1="124.19cm" svg:y1="83.548cm" svg:x2="124.19cm" svg:y2="86.748cm" draw:start-shape="id80" draw:start-glue-point="6" draw:end-shape="id81" draw:end-glue-point="4" svg:d="M124190 83548v3200" svg:viewBox="0 0 1 3201">
          <text:p/>
        </draw:connector>
        <draw:connector draw:style-name="gr45" draw:text-style-name="P1" draw:layer="layout" svg:x1="124.19cm" svg:y1="89.548cm" svg:x2="124.19cm" svg:y2="92.848cm" draw:start-shape="id81" draw:start-glue-point="6" draw:end-shape="id82" svg:d="M124190 89548v3300" svg:viewBox="0 0 1 3301">
          <text:p/>
        </draw:connector>
        <draw:connector draw:style-name="gr45" draw:text-style-name="P1" draw:layer="layout" svg:x1="124.19cm" svg:y1="98.548cm" svg:x2="124.19cm" svg:y2="101.748cm" draw:start-shape="id82" draw:start-glue-point="6" draw:end-shape="id83" draw:end-glue-point="4" svg:d="M124190 98548v3200" svg:viewBox="0 0 1 3201">
          <text:p/>
        </draw:connector>
        <draw:connector draw:style-name="gr45" draw:text-style-name="P1" draw:layer="layout" svg:x1="129.19cm" svg:y1="95.698cm" svg:x2="131.153cm" svg:y2="95.698cm" draw:start-shape="id82" draw:start-glue-point="7" draw:end-shape="id84" draw:end-glue-point="5" svg:d="M129190 95698h1963" svg:viewBox="0 0 1964 1">
          <text:p/>
        </draw:connector>
        <draw:connector draw:style-name="gr45" draw:text-style-name="P1" draw:layer="layout" svg:x1="135.253cm" svg:y1="97.098cm" svg:x2="124.19cm" svg:y2="101.748cm" draw:start-shape="id84" draw:start-glue-point="6" draw:end-shape="id83" draw:end-glue-point="4" svg:d="M135253 97098v2326h-11063v2324" svg:viewBox="0 0 11064 4651">
          <text:p/>
        </draw:connector>
        <draw:connector draw:style-name="gr45" draw:text-style-name="P1" draw:layer="layout" svg:x1="124.19cm" svg:y1="104.548cm" svg:x2="124.182cm" svg:y2="107.748cm" draw:start-shape="id83" draw:start-glue-point="6" draw:end-shape="id85" draw:end-glue-point="4" svg:d="M124190 104548v1601h-8v1599" svg:viewBox="0 0 9 3201">
          <text:p/>
        </draw:connector>
        <draw:connector draw:style-name="gr45" draw:text-style-name="P1" draw:layer="layout" draw:line-skew="3.298cm" svg:x1="105.412cm" svg:y1="109.1cm" svg:x2="120.09cm" svg:y2="75.148cm" draw:start-shape="id78" draw:start-glue-point="7" draw:end-shape="id79" draw:end-glue-point="5" svg:d="M105412 109100h10638v-33952h4040" svg:viewBox="0 0 14679 33953">
          <text:p/>
        </draw:connector>
        <draw:custom-shape draw:style-name="gr100" draw:text-style-name="P5" xml:id="id86" draw:id="id86" draw:layer="layout" svg:width="10.5cm" svg:height="2.8cm" svg:x="118.932cm" svg:y="115.9cm">
          <text:p text:style-name="P6"><text:span text:style-name="T7">Update Log of Control Values </text:span></text:p>
          <text:p text:style-name="P6"><text:span text:style-name="T7">and Exi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24.182cm" svg:y1="110.548cm" svg:x2="124.182cm" svg:y2="115.9cm" draw:start-shape="id85" draw:start-glue-point="6" draw:end-shape="id86" draw:end-glue-point="4" svg:d="M124182 110548v5352" svg:viewBox="0 0 1 5353">
          <text:p/>
        </draw:connector>
      </draw:page>
      <draw:page draw:name="Copter::motors_output" draw:style-name="dp1" draw:master-page-name="Default">
        <draw:custom-shape draw:style-name="gr1" draw:text-style-name="P1" xml:id="id87" draw:id="id87" draw:layer="layout" svg:width="10cm" svg:height="6cm" svg:x="17.653cm" svg:y="2.3cm">
          <text:p text:style-name="P8">Advanced Fail Safe Ac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1" draw:text-style-name="P5" xml:id="id88" draw:id="id88" draw:layer="layout" svg:width="8.2cm" svg:height="2.8cm" svg:x="18.553cm" svg:y="11.1cm">
          <text:p text:style-name="P6"><text:span text:style-name="T7">Update Arming Delay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89" draw:id="id89" draw:layer="layout" svg:width="10cm" svg:height="6cm" svg:x="17.653cm" svg:y="16.7cm">
          <text:p text:style-name="P8">Perfoming Motor Te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2" draw:text-style-name="P5" xml:id="id91" draw:id="id91" draw:layer="layout" svg:width="8.2cm" svg:height="2.8cm" svg:x="34cm" svg:y="18.3cm">
          <text:p text:style-name="P6"><text:span text:style-name="T7">Output Test Sequqence </text:span></text:p>
          <text:p text:style-name="P6"><text:span text:style-name="T7">to Mo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3" draw:text-style-name="P5" xml:id="id90" draw:id="id90" draw:layer="layout" svg:width="8.2cm" svg:height="2.8cm" svg:x="18.553cm" svg:y="25.9cm">
          <text:p text:style-name="P6"><text:span text:style-name="T7">Update Interlock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22.653cm" svg:y1="8.3cm" svg:x2="22.653cm" svg:y2="11.1cm" draw:start-shape="id87" draw:start-glue-point="6" draw:end-shape="id88" draw:end-glue-point="4" svg:d="M22653 8300v2800" svg:viewBox="0 0 1 2801">
          <text:p text:style-name="P1">No</text:p>
        </draw:connector>
        <draw:connector draw:style-name="gr45" draw:text-style-name="P1" draw:layer="layout" svg:x1="22.653cm" svg:y1="13.9cm" svg:x2="22.653cm" svg:y2="16.7cm" draw:start-shape="id88" draw:start-glue-point="6" draw:end-shape="id89" draw:end-glue-point="4" svg:d="M22653 13900v2800" svg:viewBox="0 0 1 2801">
          <text:p/>
        </draw:connector>
        <draw:connector draw:style-name="gr65" draw:text-style-name="P1" draw:layer="layout" svg:x1="22.653cm" svg:y1="22.7cm" svg:x2="22.653cm" svg:y2="25.9cm" draw:start-shape="id89" draw:start-glue-point="6" draw:end-shape="id90" draw:end-glue-point="4" svg:d="M22653 22700v3200" svg:viewBox="0 0 1 3201">
          <text:p text:style-name="P1">No</text:p>
        </draw:connector>
        <draw:connector draw:style-name="gr65" draw:text-style-name="P1" draw:layer="layout" svg:x1="27.653cm" svg:y1="19.7cm" svg:x2="34cm" svg:y2="19.7cm" draw:start-shape="id89" draw:start-glue-point="7" draw:end-shape="id91" svg:d="M27653 19700h6347" svg:viewBox="0 0 6348 1">
          <text:p text:style-name="P1">Yes</text:p>
        </draw:connector>
        <draw:custom-shape draw:style-name="gr68" draw:text-style-name="P1" draw:layer="layout" svg:width="2.3cm" svg:height="103.6cm" svg:x="3.7cm" svg:y="32.1cm">
          <text:p text:style-name="P1">AP_MotorsMulticopter::output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4" draw:text-style-name="P1" draw:layer="layout" svg:width="1.1cm" svg:height="18cm" svg:x="12.5cm" svg:y="31.8cm">
          <text:p text:style-name="P1">AP_MotorsMulticopter::update_throttle_filter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93" draw:id="id93" draw:layer="layout" svg:width="10cm" svg:height="6cm" svg:x="17.653cm" svg:y="32.1cm">
          <text:p text:style-name="P8">Arm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5" draw:text-style-name="P5" xml:id="id94" draw:id="id94" draw:layer="layout" svg:width="8.2cm" svg:height="2.8cm" svg:x="34cm" svg:y="33.7cm">
          <text:p text:style-name="P6"><text:span text:style-name="T7">Update Throttle to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6" draw:text-style-name="P5" xml:id="id92" draw:id="id92" draw:layer="layout" svg:width="8.2cm" svg:height="2.8cm" svg:x="34.2cm" svg:y="3.9cm">
          <text:p text:style-name="P6"><text:span text:style-name="T7">Force Cras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27.653cm" svg:y1="5.3cm" svg:x2="34.2cm" svg:y2="5.3cm" draw:start-shape="id87" draw:start-glue-point="7" draw:end-shape="id92" svg:d="M27653 5300h6547" svg:viewBox="0 0 6548 1">
          <text:p text:style-name="P1">Yes</text:p>
        </draw:connector>
        <draw:connector draw:style-name="gr45" draw:text-style-name="P1" draw:layer="layout" svg:x1="22.653cm" svg:y1="28.7cm" svg:x2="22.653cm" svg:y2="32.1cm" draw:start-shape="id90" draw:start-glue-point="6" draw:end-shape="id93" draw:end-glue-point="4" svg:d="M22653 28700v3400" svg:viewBox="0 0 1 3401">
          <text:p/>
        </draw:connector>
        <draw:connector draw:style-name="gr65" draw:text-style-name="P1" draw:layer="layout" svg:x1="27.653cm" svg:y1="35.1cm" svg:x2="34cm" svg:y2="35.1cm" draw:start-shape="id93" draw:start-glue-point="7" draw:end-shape="id94" draw:end-glue-point="5" svg:d="M27653 35100h6347" svg:viewBox="0 0 6348 1">
          <text:p text:style-name="P1">No</text:p>
        </draw:connector>
        <draw:custom-shape draw:style-name="gr107" draw:text-style-name="P5" xml:id="id95" draw:id="id95" draw:layer="layout" svg:width="8.2cm" svg:height="2.8cm" svg:x="18.553cm" svg:y="40.9cm">
          <text:p text:style-name="P6"><text:span text:style-name="T7">Apply Low Pass Filter to </text:span></text:p>
          <text:p text:style-name="P6"><text:span text:style-name="T7">Thrott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8" draw:text-style-name="P5" xml:id="id96" draw:id="id96" draw:layer="layout" svg:width="8.2cm" svg:height="2.8cm" svg:x="18.553cm" svg:y="46.8cm">
          <text:p text:style-name="P6"><text:span text:style-name="T7">Constrain throttle between</text:span></text:p>
          <text:p text:style-name="P6"><text:span text:style-name="T7">0 and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22.653cm" svg:y1="38.1cm" svg:x2="22.653cm" svg:y2="40.9cm" draw:start-shape="id93" draw:start-glue-point="6" draw:end-shape="id95" draw:end-glue-point="4" svg:d="M22653 38100v2800" svg:viewBox="0 0 1 2801">
          <text:p/>
        </draw:connector>
        <draw:connector draw:style-name="gr45" draw:text-style-name="P1" draw:layer="layout" svg:x1="22.653cm" svg:y1="43.7cm" svg:x2="22.653cm" svg:y2="46.8cm" draw:start-shape="id95" draw:start-glue-point="6" draw:end-shape="id96" svg:d="M22653 43700v3100" svg:viewBox="0 0 1 3101">
          <text:p/>
        </draw:connector>
        <draw:connector draw:style-name="gr45" draw:text-style-name="P1" draw:layer="layout" svg:x1="38.1cm" svg:y1="36.5cm" svg:x2="26.753cm" svg:y2="48.2cm" draw:start-shape="id94" draw:start-glue-point="6" draw:end-shape="id96" draw:end-glue-point="7" svg:d="M38100 36500v11700h-11347" svg:viewBox="0 0 11348 11701">
          <text:p/>
        </draw:connector>
        <draw:custom-shape draw:style-name="gr109" draw:text-style-name="P7" xml:id="id97" draw:id="id97" draw:layer="layout" svg:width="8.2cm" svg:height="2.8cm" svg:x="18.553cm" svg:y="51.9cm">
          <text:p text:style-name="P6"><text:span text:style-name="T7">Update Battery Resist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0" draw:text-style-name="P7" xml:id="id98" draw:id="id98" draw:layer="layout" svg:width="8.2cm" svg:height="2.8cm" svg:x="18.553cm" svg:y="57.1cm">
          <text:p text:style-name="P6"><text:span text:style-name="T7">Calculate Maximum Lift</text:span></text:p>
          <text:p text:style-name="P6"><text:span text:style-name="T7">Based on current battery</text:span></text:p>
          <text:p text:style-name="P6"><text:span text:style-name="T7">stat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22.653cm" svg:y1="49.6cm" svg:x2="22.653cm" svg:y2="51.9cm" draw:start-shape="id96" draw:start-glue-point="6" draw:end-shape="id97" svg:d="M22653 49600v2300" svg:viewBox="0 0 1 2301">
          <text:p/>
        </draw:connector>
        <draw:connector draw:style-name="gr45" draw:text-style-name="P1" draw:layer="layout" svg:x1="22.653cm" svg:y1="54.7cm" svg:x2="22.653cm" svg:y2="57.1cm" draw:start-shape="id97" draw:start-glue-point="6" draw:end-shape="id98" svg:d="M22653 54700v2400" svg:viewBox="0 0 1 2401">
          <text:p/>
        </draw:connector>
        <draw:custom-shape draw:style-name="gr1" draw:text-style-name="P1" xml:id="id99" draw:id="id99" draw:layer="layout" svg:width="10cm" svg:height="6cm" svg:x="47.197cm" svg:y="31.7cm">
          <text:p text:style-name="P8">Armed and interlock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1" draw:text-style-name="P5" xml:id="id100" draw:id="id100" draw:layer="layout" svg:width="14.7cm" svg:height="2.8cm" svg:x="60.294cm" svg:y="33.3cm">
          <text:p text:style-name="P4"><text:span text:style-name="T7">_spool_mode = SHUT_DOWN</text:span></text:p>
          <text:p text:style-name="P4"><text:span text:style-name="T7">_spool_desired = DESIRED_SHUT_DOW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01" draw:id="id101" draw:layer="layout" svg:width="10cm" svg:height="6cm" svg:x="47.197cm" svg:y="39.4cm">
          <text:p text:style-name="P8">Spool Mode =</text:p>
          <text:p text:style-name="P8">SHUT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4" draw:text-style-name="P1" draw:layer="layout" svg:width="1.1cm" svg:height="57.1cm" svg:x="45.8cm" svg:y="31.3cm">
          <text:p text:style-name="P1">AP_MotorsMulticopter::output_logic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2" draw:text-style-name="P5" xml:id="id104" draw:id="id104" draw:layer="layout" svg:width="14.9cm" svg:height="6.8cm" svg:x="60.194cm" svg:y="39cm">
          <text:p text:style-name="P4"><text:span text:style-name="T7">_spool_mode </text:span><text:span text:style-name="T7"><text:tab/></text:span><text:span text:style-name="T7"><text:tab/></text:span><text:span text:style-name="T7">= SHUT_DOWN</text:span></text:p>
          <text:p text:style-name="P4"><text:span text:style-name="T7">_spool_desired </text:span><text:span text:style-name="T7"><text:tab/></text:span><text:span text:style-name="T7"><text:tab/></text:span><text:span text:style-name="T7">= DESIRED_SHUT_DOWN</text:span></text:p>
          <text:p text:style-name="P4"><text:span text:style-name="T7">limit.roll_pitch </text:span><text:span text:style-name="T7"><text:tab/></text:span><text:span text:style-name="T7"><text:tab/></text:span><text:span text:style-name="T7">= true</text:span></text:p>
          <text:p text:style-name="P4"><text:span text:style-name="T7">limit.yaw </text:span><text:span text:style-name="T7"><text:tab/></text:span><text:span text:style-name="T7"><text:tab/></text:span><text:span text:style-name="T7"><text:tab/></text:span><text:span text:style-name="T7">= true;</text:span></text:p>
          <text:p text:style-name="P4"><text:span text:style-name="T7">limit.throttle_lower </text:span><text:span text:style-name="T7"><text:tab/></text:span><text:span text:style-name="T7">= true;</text:span></text:p>
          <text:p text:style-name="P4"><text:span text:style-name="T7">limit.throttle_upper </text:span><text:span text:style-name="T7"><text:tab/></text:span><text:span text:style-name="T7">= tru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03" draw:id="id103" draw:layer="layout" svg:width="10cm" svg:height="6cm" svg:x="47.197cm" svg:y="65.875cm">
          <text:p text:style-name="P8">Spool Mode =</text:p>
          <text:p text:style-name="P8">SPOOL_UP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2" draw:id="id102" draw:layer="layout" svg:width="10cm" svg:height="6cm" svg:x="47.197cm" svg:y="52.15cm">
          <text:p text:style-name="P8">Spool Mode =</text:p>
          <text:p text:style-name="P8">SPIN_WHEN_ARM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5" draw:id="id105" draw:layer="layout" svg:width="10cm" svg:height="6cm" svg:x="77.544cm" svg:y="39.4cm">
          <text:p text:style-name="P8">_spool_desired = </text:p>
          <text:p text:style-name="P8">DESIRED_SHUT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3" draw:text-style-name="P5" xml:id="id107" draw:id="id107" draw:layer="layout" svg:width="11.7cm" svg:height="2.8cm" svg:x="76.694cm" svg:y="48.1cm">
          <text:p text:style-name="P4"><text:span text:style-name="T7">_spool_mode = SPIN_WHEN_ARM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4" draw:text-style-name="P5" xml:id="id106" draw:id="id106" draw:layer="layout" svg:width="9cm" svg:height="2.8cm" svg:x="89.194cm" svg:y="41cm">
          <text:p text:style-name="P4"><text:span text:style-name="T7">spin_up_ratio </text:span><text:span text:style-name="T7"><text:tab/></text:span><text:span text:style-name="T7"><text:tab/></text:span><text:span text:style-name="T7">= 0.0f;</text:span></text:p>
          <text:p text:style-name="P4"><text:span text:style-name="T7">_throttle_thrust_max </text:span><text:span text:style-name="T7"><text:tab/></text:span><text:span text:style-name="T7">= 0.0f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draw:line-skew="6.775cm" svg:x1="26.753cm" svg:y1="58.5cm" svg:x2="47.197cm" svg:y2="34.7cm" draw:start-shape="id98" draw:start-glue-point="7" draw:end-shape="id99" draw:end-glue-point="5" svg:d="M26753 58500h17047v-23800h3397" svg:viewBox="0 0 20445 23801">
          <text:p/>
        </draw:connector>
        <draw:connector draw:style-name="gr65" draw:text-style-name="P1" draw:layer="layout" svg:x1="57.197cm" svg:y1="34.7cm" svg:x2="60.294cm" svg:y2="34.7cm" draw:start-shape="id99" draw:start-glue-point="7" draw:end-shape="id100" draw:end-glue-point="5" svg:d="M57197 34700h3097" svg:viewBox="0 0 3098 1">
          <text:p text:style-name="P1">Yes</text:p>
        </draw:connector>
        <draw:connector draw:style-name="gr65" draw:text-style-name="P1" draw:layer="layout" svg:x1="52.197cm" svg:y1="37.7cm" svg:x2="52.197cm" svg:y2="39.4cm" draw:start-shape="id99" draw:start-glue-point="6" draw:end-shape="id101" draw:end-glue-point="4" svg:d="M52197 37700v1700" svg:viewBox="0 0 1 1701">
          <text:p text:style-name="P1">No</text:p>
        </draw:connector>
        <draw:connector draw:style-name="gr65" draw:text-style-name="P1" draw:layer="layout" svg:x1="52.197cm" svg:y1="45.4cm" svg:x2="52.197cm" svg:y2="52.15cm" draw:start-shape="id101" draw:start-glue-point="6" draw:end-shape="id102" svg:d="M52197 45400v6750" svg:viewBox="0 0 1 6751">
          <text:p text:style-name="P1">No</text:p>
        </draw:connector>
        <draw:connector draw:style-name="gr65" draw:text-style-name="P1" draw:layer="layout" svg:x1="52.197cm" svg:y1="58.15cm" svg:x2="52.197cm" svg:y2="65.875cm" draw:start-shape="id102" draw:start-glue-point="6" draw:end-shape="id103" svg:d="M52197 58150v7725" svg:viewBox="0 0 1 7726">
          <text:p text:style-name="P1">No</text:p>
        </draw:connector>
        <draw:connector draw:style-name="gr65" draw:text-style-name="P1" draw:layer="layout" svg:x1="57.197cm" svg:y1="42.4cm" svg:x2="60.194cm" svg:y2="42.4cm" draw:start-shape="id101" draw:start-glue-point="7" draw:end-shape="id104" svg:d="M57197 42400h2997" svg:viewBox="0 0 2998 1">
          <text:p text:style-name="P1">Yes</text:p>
        </draw:connector>
        <draw:connector draw:style-name="gr45" draw:text-style-name="P1" draw:layer="layout" svg:x1="75.094cm" svg:y1="42.4cm" svg:x2="77.544cm" svg:y2="42.4cm" draw:start-shape="id104" draw:start-glue-point="7" draw:end-shape="id105" svg:d="M75094 42400h2450" svg:viewBox="0 0 2451 1">
          <text:p/>
        </draw:connector>
        <draw:connector draw:style-name="gr65" draw:text-style-name="P1" draw:layer="layout" svg:x1="87.544cm" svg:y1="42.4cm" svg:x2="89.194cm" svg:y2="42.4cm" draw:start-shape="id105" draw:start-glue-point="7" draw:end-shape="id106" svg:d="M87544 42400h1650" svg:viewBox="0 0 1651 1">
          <text:p text:style-name="P1">Yes</text:p>
        </draw:connector>
        <draw:connector draw:style-name="gr65" draw:text-style-name="P1" draw:layer="layout" svg:x1="82.544cm" svg:y1="45.4cm" svg:x2="82.544cm" svg:y2="48.1cm" draw:start-shape="id105" draw:start-glue-point="6" draw:end-shape="id107" draw:end-glue-point="0" svg:d="M82544 45400v2700" svg:viewBox="0 0 1 2701">
          <text:p text:style-name="P1">No</text:p>
        </draw:connector>
        <draw:connector draw:style-name="gr45" draw:text-style-name="P1" draw:layer="layout" svg:x1="88.394cm" svg:y1="49.5cm" svg:x2="93.694cm" svg:y2="43.8cm" draw:start-shape="id107" draw:start-glue-point="7" draw:end-shape="id106" draw:end-glue-point="6" svg:d="M88394 49500h5300v-5700" svg:viewBox="0 0 5301 5701">
          <text:p/>
        </draw:connector>
        <draw:custom-shape draw:style-name="gr115" draw:text-style-name="P5" xml:id="id108" draw:id="id108" draw:layer="layout" svg:width="9.005cm" svg:height="4.3cm" draw:transform="skewX (0.00279252680319093) translate (59.944cm 53cm)">
          <text:p text:style-name="P4"><text:span text:style-name="T7">limit.roll_pitch </text:span><text:span text:style-name="T7"><text:tab/></text:span><text:span text:style-name="T7"><text:tab/></text:span><text:span text:style-name="T7">= true</text:span></text:p>
          <text:p text:style-name="P4"><text:span text:style-name="T7">limit.yaw </text:span><text:span text:style-name="T7"><text:tab/></text:span><text:span text:style-name="T7"><text:tab/></text:span><text:span text:style-name="T7"><text:tab/></text:span><text:span text:style-name="T7">= true;</text:span></text:p>
          <text:p text:style-name="P4"><text:span text:style-name="T7">limit.throttle_lower </text:span><text:span text:style-name="T7"><text:tab/></text:span><text:span text:style-name="T7">= true;</text:span></text:p>
          <text:p text:style-name="P4"><text:span text:style-name="T7">limit.throttle_upper </text:span><text:span text:style-name="T7"><text:tab/></text:span><text:span text:style-name="T7">= tru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57.197cm" svg:y1="55.15cm" svg:x2="59.938cm" svg:y2="55.15cm" draw:start-shape="id102" draw:start-glue-point="7" draw:end-shape="id108" draw:end-glue-point="5" svg:d="M57197 55150h2741" svg:viewBox="0 0 2742 1">
          <text:p text:style-name="P1">Yes</text:p>
        </draw:connector>
        <draw:custom-shape draw:style-name="gr1" draw:text-style-name="P1" xml:id="id109" draw:id="id109" draw:layer="layout" svg:width="10cm" svg:height="6cm" svg:x="71.094cm" svg:y="52.15cm">
          <text:p text:style-name="P8">_spool_desired = </text:p>
          <text:p text:style-name="P8">DESIRED_SHUT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6" draw:text-style-name="P7" xml:id="id113" draw:id="id113" draw:layer="layout" svg:width="10.4cm" svg:height="3.2cm" svg:x="70.894cm" svg:y="60.75cm">
          <text:p text:style-name="P6"><text:span text:style-name="T7">Slowly step down spool spin up ratio.</text:span></text:p>
          <text:p text:style-name="P6"><text:span text:style-name="T7"/></text:p>
          <text:p text:style-name="P4"><text:span text:style-name="T7">_spool_mode = SHUT_DOW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67.644cm" svg:y1="36.1cm" svg:x2="52.197cm" svg:y2="39.4cm" draw:start-shape="id100" draw:start-glue-point="6" draw:end-shape="id101" draw:end-glue-point="4" svg:d="M67644 36100v1651h-15447v1649" svg:viewBox="0 0 15448 3301">
          <text:p/>
        </draw:connector>
        <draw:custom-shape draw:style-name="gr1" draw:text-style-name="P1" xml:id="id110" draw:id="id110" draw:layer="layout" svg:width="12.2cm" svg:height="6.7cm" svg:x="83.094cm" svg:y="51.8cm">
          <text:p text:style-name="P8">_spool_desired = </text:p>
          <text:p text:style-name="P8">DESIRED_THROTTLE_UNLIMI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7" draw:text-style-name="P7" xml:id="id114" draw:id="id114" draw:layer="layout" svg:width="11.7cm" svg:height="3.2cm" svg:x="83.344cm" svg:y="60.75cm">
          <text:p text:style-name="P6"><text:span text:style-name="T7">Step up spool spin up ratio.</text:span></text:p>
          <text:p text:style-name="P6"><text:span text:style-name="T7"/></text:p>
          <text:p text:style-name="P4"><text:span text:style-name="T7">_spool_mode = SPOOL_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11" draw:id="id111" draw:layer="layout" svg:width="12.2cm" svg:height="6.7cm" svg:x="97.094cm" svg:y="51.8cm">
          <text:p text:style-name="P8">_spool_desired = </text:p>
          <text:p text:style-name="P8">SPIN_WHEN_ARM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8" draw:text-style-name="P5" xml:id="id112" draw:id="id112" draw:layer="layout" svg:width="8.7cm" svg:height="2.8cm" svg:x="110.994cm" svg:y="53.75cm">
          <text:p text:style-name="P4"><text:span text:style-name="T7">_throttle_thrust_max </text:span><text:span text:style-name="T7"><text:tab/></text:span><text:span text:style-name="T7">= 0.0f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68.944cm" svg:y1="55.15cm" svg:x2="71.094cm" svg:y2="55.15cm" draw:start-shape="id108" draw:start-glue-point="7" draw:end-shape="id109" svg:d="M68944 55150h2150" svg:viewBox="0 0 2151 1">
          <text:p/>
        </draw:connector>
        <draw:connector draw:style-name="gr65" draw:text-style-name="P1" draw:layer="layout" svg:x1="81.094cm" svg:y1="55.15cm" svg:x2="83.094cm" svg:y2="55.15cm" draw:start-shape="id109" draw:start-glue-point="7" draw:end-shape="id110" svg:d="M81094 55150h2000" svg:viewBox="0 0 2001 1">
          <text:p text:style-name="P1">No</text:p>
        </draw:connector>
        <draw:connector draw:style-name="gr65" draw:text-style-name="P1" draw:layer="layout" svg:x1="95.294cm" svg:y1="55.15cm" svg:x2="97.094cm" svg:y2="55.15cm" draw:start-shape="id110" draw:start-glue-point="7" draw:end-shape="id111" svg:d="M95294 55150h1800" svg:viewBox="0 0 1801 1">
          <text:p text:style-name="P1">No</text:p>
        </draw:connector>
        <draw:connector draw:style-name="gr65" draw:text-style-name="P1" draw:layer="layout" svg:x1="109.294cm" svg:y1="55.15cm" svg:x2="110.994cm" svg:y2="55.15cm" draw:start-shape="id111" draw:start-glue-point="7" draw:end-shape="id112" svg:d="M109294 55150h1700" svg:viewBox="0 0 1701 1">
          <text:p text:style-name="P1">No</text:p>
        </draw:connector>
        <draw:connector draw:style-name="gr65" draw:text-style-name="P1" draw:layer="layout" svg:x1="76.094cm" svg:y1="58.15cm" svg:x2="76.094cm" svg:y2="60.75cm" draw:start-shape="id109" draw:start-glue-point="6" draw:end-shape="id113" svg:d="M76094 58150v2600" svg:viewBox="0 0 1 2601">
          <text:p text:style-name="P1">Yes</text:p>
        </draw:connector>
        <draw:connector draw:style-name="gr45" draw:text-style-name="P1" draw:layer="layout" svg:x1="81.294cm" svg:y1="62.35cm" svg:x2="83.094cm" svg:y2="55.15cm" draw:start-shape="id113" draw:start-glue-point="7" draw:end-shape="id110" draw:end-glue-point="5" svg:d="M81294 62350h901v-7200h899" svg:viewBox="0 0 1801 7201">
          <text:p/>
        </draw:connector>
        <draw:custom-shape draw:style-name="gr119" draw:text-style-name="P7" xml:id="id115" draw:id="id115" draw:layer="layout" svg:width="11.5cm" svg:height="4.2cm" svg:x="97.444cm" svg:y="60.25cm">
          <text:p text:style-name="P6"><text:span text:style-name="T7">_spin_up_ratio += </text:span></text:p>
          <text:p text:style-name="P4"><text:span text:style-name="T7">spin_up_armed_ratio - _spin_up_rati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89.194cm" svg:y1="58.5cm" svg:x2="89.194cm" svg:y2="60.75cm" draw:start-shape="id110" draw:start-glue-point="6" draw:end-shape="id114" draw:end-glue-point="4" svg:d="M89194 58500v2250" svg:viewBox="0 0 1 2251">
          <text:p text:style-name="P1">Yes</text:p>
        </draw:connector>
        <draw:connector draw:style-name="gr45" draw:text-style-name="P1" draw:layer="layout" svg:x1="95.044cm" svg:y1="62.35cm" svg:x2="97.094cm" svg:y2="55.15cm" draw:start-shape="id114" draw:start-glue-point="7" draw:end-shape="id111" draw:end-glue-point="5" svg:d="M95044 62350h1026v-7200h1024" svg:viewBox="0 0 2051 7201">
          <text:p/>
        </draw:connector>
        <draw:connector draw:style-name="gr65" draw:text-style-name="P1" draw:layer="layout" svg:x1="103.194cm" svg:y1="58.5cm" svg:x2="103.194cm" svg:y2="60.25cm" draw:start-shape="id111" draw:start-glue-point="6" draw:end-shape="id115" draw:end-glue-point="4" svg:d="M103194 58500v1750" svg:viewBox="0 0 1 1751">
          <text:p text:style-name="P1">Yes</text:p>
        </draw:connector>
        <draw:connector draw:style-name="gr45" draw:text-style-name="P1" draw:layer="layout" draw:line-skew="1.804cm" svg:x1="119.694cm" svg:y1="55.15cm" svg:x2="84.195cm" svg:y2="83.9cm" draw:start-shape="id112" draw:start-glue-point="7" draw:end-shape="id116" draw:end-glue-point="7" svg:d="M119694 55150h2306v28750h-37805" svg:viewBox="0 0 37806 28751">
          <text:p/>
        </draw:connector>
        <draw:custom-shape draw:style-name="gr120" draw:text-style-name="P5" xml:id="id117" draw:id="id117" draw:layer="layout" svg:width="9.005cm" svg:height="4.3cm" draw:transform="skewX (0.00279252680319093) translate (59.944cm 66.725cm)">
          <text:p text:style-name="P4"><text:span text:style-name="T7">Step up the maximum allowed</text:span></text:p>
          <text:p text:style-name="P4"><text:span text:style-name="T7">Thur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57.197cm" svg:y1="68.875cm" svg:x2="59.938cm" svg:y2="68.875cm" draw:start-shape="id103" draw:start-glue-point="7" draw:end-shape="id117" svg:d="M57197 68875h2741" svg:viewBox="0 0 2742 1">
          <text:p/>
        </draw:connector>
        <draw:custom-shape draw:style-name="gr1" draw:text-style-name="P1" xml:id="id118" draw:id="id118" draw:layer="layout" svg:width="10cm" svg:height="6cm" svg:x="47.197cm" svg:y="73.5cm">
          <text:p text:style-name="P8">Spool Mode =</text:p>
          <text:p text:style-name="P8">THROTTLE_UNLIM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1" draw:text-style-name="P5" xml:id="id120" draw:id="id120" draw:layer="layout" svg:width="9.005cm" svg:height="4.3cm" draw:transform="skewX (0.00279252680319093) translate (59.944cm 74.35cm)">
          <text:p text:style-name="P4"><text:span text:style-name="T7">Maximum allowed throttle </text:span></text:p>
          <text:p text:style-name="P4"><text:span text:style-name="T7">imited only by battery curren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19" draw:id="id119" draw:layer="layout" svg:width="10cm" svg:height="6cm" svg:x="47.197cm" svg:y="80.9cm">
          <text:p text:style-name="P8">Spool Mode =</text:p>
          <text:p text:style-name="P8">SPOOL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2" draw:text-style-name="P5" xml:id="id121" draw:id="id121" draw:layer="layout" svg:width="9.005cm" svg:height="4.3cm" draw:transform="skewX (0.00279252680319093) translate (59.944cm 81.75cm)">
          <text:p text:style-name="P4"><text:span text:style-name="T7">Step down the maximum </text:span></text:p>
          <text:p text:style-name="P4"><text:span text:style-name="T7">Allowed Thur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52.197cm" svg:y1="71.875cm" svg:x2="52.197cm" svg:y2="73.5cm" draw:start-shape="id103" draw:start-glue-point="6" draw:end-shape="id118" draw:end-glue-point="4" svg:d="M52197 71875v1625" svg:viewBox="0 0 1 1626">
          <text:p/>
        </draw:connector>
        <draw:connector draw:style-name="gr45" draw:text-style-name="P1" draw:layer="layout" svg:x1="52.197cm" svg:y1="79.5cm" svg:x2="52.197cm" svg:y2="80.9cm" draw:start-shape="id118" draw:start-glue-point="6" draw:end-shape="id119" draw:end-glue-point="4" svg:d="M52197 79500v1400" svg:viewBox="0 0 1 1401">
          <text:p/>
        </draw:connector>
        <draw:connector draw:style-name="gr45" draw:text-style-name="P1" draw:layer="layout" svg:x1="57.197cm" svg:y1="76.5cm" svg:x2="59.938cm" svg:y2="76.5cm" draw:start-shape="id118" draw:start-glue-point="7" draw:end-shape="id120" svg:d="M57197 76500h2741" svg:viewBox="0 0 2742 1">
          <text:p/>
        </draw:connector>
        <draw:connector draw:style-name="gr45" draw:text-style-name="P1" draw:layer="layout" svg:x1="57.197cm" svg:y1="83.9cm" svg:x2="59.938cm" svg:y2="83.9cm" draw:start-shape="id119" draw:start-glue-point="7" draw:end-shape="id121" draw:end-glue-point="5" svg:d="M57197 83900h2741" svg:viewBox="0 0 2742 1">
          <text:p/>
        </draw:connector>
        <draw:connector draw:style-name="gr45" draw:text-style-name="P1" draw:layer="layout" draw:line-skew="23.304cm" svg:x1="98.194cm" svg:y1="42.4cm" svg:x2="84.194cm" svg:y2="83.9cm" draw:start-shape="id106" draw:start-glue-point="7" draw:end-shape="id116" svg:d="M98194 42400h23806v41500h-37806" svg:viewBox="0 0 37807 41501">
          <text:p/>
        </draw:connector>
        <draw:connector draw:style-name="gr45" draw:text-style-name="P1" draw:layer="layout" svg:x1="68.944cm" svg:y1="68.875cm" svg:x2="79.698cm" svg:y2="81.75cm" draw:start-shape="id117" draw:start-glue-point="7" draw:end-shape="id116" draw:end-glue-point="4" svg:d="M68944 68875h10754v12875" svg:viewBox="0 0 10755 12876">
          <text:p/>
        </draw:connector>
        <draw:connector draw:style-name="gr45" draw:text-style-name="P1" draw:layer="layout" svg:x1="68.944cm" svg:y1="76.5cm" svg:x2="79.698cm" svg:y2="81.75cm" draw:start-shape="id120" draw:start-glue-point="7" draw:end-shape="id116" draw:end-glue-point="4" svg:d="M68944 76500h10754v5250" svg:viewBox="0 0 10755 5251">
          <text:p/>
        </draw:connector>
        <draw:connector draw:style-name="gr45" draw:text-style-name="P1" draw:layer="layout" svg:x1="68.944cm" svg:y1="83.9cm" svg:x2="75.189cm" svg:y2="83.9cm" draw:start-shape="id121" draw:start-glue-point="7" draw:end-shape="id116" draw:end-glue-point="5" svg:d="M68944 83900h6245" svg:viewBox="0 0 6246 1">
          <text:p/>
        </draw:connector>
        <draw:custom-shape draw:style-name="gr123" draw:text-style-name="P9" xml:id="id122" draw:id="id122" draw:layer="layout" svg:width="3.2cm" svg:height="2.8cm" svg:x="44.65cm" svg:y="18.3cm">
          <text:p text:style-name="P6"><text:span text:style-name="T9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9" xml:id="id123" draw:id="id123" draw:layer="layout" svg:width="3.2cm" svg:height="2.8cm" svg:x="44.65cm" svg:y="3.9cm">
          <text:p text:style-name="P6"><text:span text:style-name="T9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42.2cm" svg:y1="19.7cm" svg:x2="44.65cm" svg:y2="19.7cm" draw:start-shape="id91" draw:start-glue-point="7" draw:end-shape="id122" draw:end-glue-point="5" svg:d="M42200 19700h2450" svg:viewBox="0 0 2451 1">
          <text:p/>
        </draw:connector>
        <draw:connector draw:style-name="gr45" draw:text-style-name="P1" draw:layer="layout" svg:x1="42.4cm" svg:y1="5.3cm" svg:x2="44.65cm" svg:y2="5.3cm" draw:start-shape="id92" draw:start-glue-point="7" draw:end-shape="id123" svg:d="M42400 5300h2250" svg:viewBox="0 0 2251 1">
          <text:p/>
        </draw:connector>
        <draw:custom-shape draw:style-name="gr125" draw:text-style-name="P5" draw:layer="layout" svg:width="31.2cm" svg:height="10.8cm" svg:x="61.3cm" svg:y="108.8cm">
          <text:p text:style-name="P4"><text:span text:style-name="T7">uint8_t i; <text:s text:c="25"/></text:span><text:span text:style-name="T7"><text:tab/></text:span><text:span text:style-name="T7"><text:tab/></text:span><text:span text:style-name="T7">// general purpose counter</text:span></text:p>
          <text:p text:style-name="P4"><text:span text:style-name="T7">float <text:s text:c="2"/>roll_thrust; <text:s text:c="15"/></text:span><text:span text:style-name="T7"><text:tab/></text:span><text:span text:style-name="T7">// roll thrust input value, +/- 1.0</text:span></text:p>
          <text:p text:style-name="P4"><text:span text:style-name="T7">float <text:s text:c="2"/>pitch_thrust; <text:s text:c="14"/></text:span><text:span text:style-name="T7"><text:tab/></text:span><text:span text:style-name="T7">// pitch thrust input value, +/- 1.0</text:span></text:p>
          <text:p text:style-name="P4"><text:span text:style-name="T7">float <text:s text:c="2"/>yaw_thrust; <text:s text:c="16"/></text:span><text:span text:style-name="T7"><text:tab/></text:span><text:span text:style-name="T7">// yaw thrust input value, +/- 1.0</text:span></text:p>
          <text:p text:style-name="P4"><text:span text:style-name="T7">float <text:s text:c="2"/>throttle_thrust; <text:s text:c="11"/></text:span><text:span text:style-name="T7"><text:tab/></text:span><text:span text:style-name="T7">// throttle thrust input value, 0.0 - 1.0</text:span></text:p>
          <text:p text:style-name="P4"><text:span text:style-name="T7">float <text:s text:c="2"/>throttle_thrust_best_rpy; </text:span><text:span text:style-name="T7"><text:tab/></text:span><text:span text:style-name="T7">// throttle providing maximum roll, pitch and yaw range without climbing</text:span></text:p>
          <text:p text:style-name="P4"><text:span text:style-name="T7">float <text:s text:c="2"/>rpy_scale = 1.0f; <text:s text:c="10"/></text:span><text:span text:style-name="T7"><text:tab/></text:span><text:span text:style-name="T7">// this is used to scale the roll, pitch and yaw to fit within the motor limits</text:span></text:p>
          <text:p text:style-name="P4"><text:span text:style-name="T7">float <text:s text:c="2"/>rpy_low = 0.0f; <text:s text:c="12"/></text:span><text:span text:style-name="T7"><text:tab/></text:span><text:span text:style-name="T7">// lowest motor value</text:span></text:p>
          <text:p text:style-name="P4"><text:span text:style-name="T7">float <text:s text:c="2"/>rpy_high = 0.0f; <text:s text:c="11"/></text:span><text:span text:style-name="T7"><text:tab/></text:span><text:span text:style-name="T7">// highest motor value</text:span></text:p>
          <text:p text:style-name="P4"><text:span text:style-name="T7">float <text:s text:c="2"/>yaw_allowed = 1.0f; <text:s text:c="7"/>// amount of yaw we can fit in</text:span></text:p>
          <text:p text:style-name="P4"><text:span text:style-name="T7">float <text:s text:c="2"/>unused_range; <text:s text:c="14"/></text:span><text:span text:style-name="T7"><text:tab/></text:span><text:span text:style-name="T7">// amount of yaw we can fit in the current channel</text:span></text:p>
          <text:p text:style-name="P4"><text:span text:style-name="T7">float <text:s text:c="2"/>thr_adj; <text:s text:c="19"/></text:span><text:span text:style-name="T7"><text:tab/></text:span><text:span text:style-name="T7"><text:tab/></text:span><text:span text:style-name="T7">// the difference between the pilot's desired throttle and throttle_thrust_best_r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4" draw:text-style-name="P1" draw:layer="layout" svg:width="1.1cm" svg:height="57.1cm" svg:x="45.8cm" svg:y="89.4cm">
          <text:p text:style-name="P1">AP_MotorsMulticopter::output_armed_stabilizing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6" draw:text-style-name="P5" xml:id="id116" draw:id="id116" draw:layer="layout" svg:width="9.005cm" svg:height="4.3cm" draw:transform="skewX (0.00279252680319093) translate (75.195cm 81.75cm)">
          <text:p text:style-name="P4"><text:span text:style-name="T7">Apply air pressure and voltage </text:span></text:p>
          <text:p text:style-name="P4"><text:span text:style-name="T7">compensations to roll, pitch,</text:span></text:p>
          <text:p text:style-name="P4"><text:span text:style-name="T7">Yaw and throttle comman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7" draw:text-style-name="P7" draw:layer="layout" svg:width="9.005cm" svg:height="4.3cm" draw:transform="skewX (0.00279252680319093) translate (75.212cm 87.9cm)">
          <text:p text:style-name="P6"><text:span text:style-name="T7">Check and limit throttle falls </text:span></text:p>
          <text:p text:style-name="P6"><text:span text:style-name="T7">between 0-1. </text:span></text:p>
          <text:p text:style-name="P6"><text:span text:style-name="T7">Set flags if either limit is </text:span></text:p>
          <text:p text:style-name="P6"><text:span text:style-name="T7">Reache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8" draw:text-style-name="P7" draw:layer="layout" svg:width="9.005cm" svg:height="4.3cm" draw:transform="skewX (0.00279252680319093) translate (75.312cm 93.8cm)">
          <text:p text:style-name="P6"><text:span text:style-name="T7">Constrain _throttle_avg_max </text:span></text:p>
          <text:p text:style-name="P6"><text:span text:style-name="T7">between </text:span></text:p>
          <text:p text:style-name="P6"><text:span text:style-name="T7">throttle input - throttle ma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Copter::read_inertia()" draw:style-name="dp1" draw:master-page-name="Default"/>
      <draw:page draw:name="Copter::check_ekf_reset()" draw:style-name="dp1" draw:master-page-name="Default"/>
      <draw:page draw:name="Copter::update_flight_mode()" draw:style-name="dp1" draw:master-page-name="Default">
        <draw:custom-shape draw:style-name="gr1" draw:text-style-name="P8" xml:id="id124" draw:id="id124" draw:layer="layout" svg:width="10cm" svg:height="6cm" svg:x="8.2cm" svg:y="16.15cm">
          <text:p text:style-name="P8">Control Mode =</text:p>
          <text:p text:style-name="P8">STABILIZE?</text:p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9" draw:text-style-name="P5" xml:id="id126" draw:id="id126" draw:layer="layout" svg:width="5.2cm" svg:height="2.8cm" svg:x="35.7cm" svg:y="17.75cm">
          <text:p text:style-name="P6"><text:span text:style-name="T7">Clear Landing </text:span></text:p>
          <text:p text:style-name="P6"><text:span text:style-name="T7">Complete Fl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8" xml:id="id125" draw:id="id125" draw:layer="layout" svg:width="10cm" svg:height="6cm" svg:x="21.9cm" svg:y="16.15cm">
          <text:p text:style-name="P8">Armed? Interlocked? </text:p>
          <text:p text:style-name="P8">Throttle != 0</text:p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0" draw:text-style-name="P5" xml:id="id127" draw:id="id127" draw:layer="layout" svg:width="8.2cm" svg:height="2.8cm" svg:x="22.8cm" svg:y="42cm">
          <text:p text:style-name="P6"><text:span text:style-name="T7">Throttle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1" draw:text-style-name="P9" xml:id="id128" draw:id="id128" draw:layer="layout" svg:width="3.2cm" svg:height="2.8cm" svg:x="37.5cm" svg:y="42cm">
          <text:p text:style-name="P6"><text:span text:style-name="T9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2" draw:text-style-name="P5" xml:id="id129" draw:id="id129" draw:layer="layout" svg:width="6.1cm" svg:height="4.5cm" svg:x="45.2cm" svg:y="16.9cm">
          <text:p text:style-name="P6"><text:span text:style-name="T7">Convert Pilot </text:span></text:p>
          <text:p text:style-name="P6"><text:span text:style-name="T7">Roll and Pitch inputs</text:span></text:p>
          <text:p text:style-name="P6"><text:span text:style-name="T7">to desired </text:span></text:p>
          <text:p text:style-name="P6"><text:span text:style-name="T7">Roll and Pitch an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492cm" svg:height="109.1cm" draw:transform="rotate (-1.5707963267949) translate (177.8cm 12.904cm)">
          <text:p text:style-name="P1"/>
          <draw:enhanced-geometry svg:viewBox="0 0 21600 21600" draw:glue-points="21600 0 0 10800 21600 21600" draw:text-areas="13800 ?f9 21600 ?f10" draw:mirror-horizontal="false" draw:mirror-vertical="false" draw:type="left-brace" draw:modifiers="291.16043752449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3" draw:text-style-name="P5" xml:id="id130" draw:id="id130" draw:layer="layout" svg:width="6.1cm" svg:height="4.5cm" svg:x="52.5cm" svg:y="16.9cm">
          <text:p text:style-name="P6"><text:span text:style-name="T7">Convert Pilot </text:span></text:p>
          <text:p text:style-name="P6"><text:span text:style-name="T7">Yaw input</text:span></text:p>
          <text:p text:style-name="P6"><text:span text:style-name="T7">to desired </text:span></text:p>
          <text:p text:style-name="P6"><text:span text:style-name="T7">Yaw angle r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4" draw:text-style-name="P5" xml:id="id131" draw:id="id131" draw:layer="layout" svg:width="6.1cm" svg:height="4.5cm" svg:x="60cm" svg:y="16.9cm">
          <text:p text:style-name="P6"><text:span text:style-name="T7">Convert Pilot </text:span></text:p>
          <text:p text:style-name="P6"><text:span text:style-name="T7">Throttle input</text:span></text:p>
          <text:p text:style-name="P6"><text:span text:style-name="T7">to scaled </text:span></text:p>
          <text:p text:style-name="P6"><text:span text:style-name="T7">Thrott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5" draw:text-style-name="P5" xml:id="id132" draw:id="id132" draw:layer="layout" svg:width="7.4cm" svg:height="4.5cm" svg:x="68.8cm" svg:y="16.9cm">
          <text:p text:style-name="P6"><text:span text:style-name="T7">Convert Target Roll, Pitch</text:span></text:p>
          <text:p text:style-name="P6"><text:span text:style-name="T7"><text:s/></text:span><text:span text:style-name="T7">&amp; Yaw angles/rates</text:span></text:p>
          <text:p text:style-name="P6"><text:span text:style-name="T7">From centidegrees</text:span></text:p>
          <text:p text:style-name="P6"><text:span text:style-name="T7">To rad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6" draw:text-style-name="P5" xml:id="id133" draw:id="id133" draw:layer="layout" svg:width="6.1cm" svg:height="4.5cm" svg:x="77.4cm" svg:y="16.9cm">
          <text:p text:style-name="P6"><text:span text:style-name="T7">Convert old targets </text:span></text:p>
          <text:p text:style-name="P6"><text:span text:style-name="T7">from Quaternion </text:span></text:p>
          <text:p text:style-name="P6"><text:span text:style-name="T7">back to E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8" xml:id="id134" draw:id="id134" draw:layer="layout" svg:width="10cm" svg:height="6cm" svg:x="85.7cm" svg:y="16.15cm">
          <text:p text:style-name="P8">Feed Forward Control</text:p>
          <text:p text:style-name="P8">Enabled?</text:p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7" draw:text-style-name="P5" xml:id="id135" draw:id="id135" draw:layer="layout" svg:width="7.1cm" svg:height="4.5cm" svg:x="97.4cm" svg:y="16.9cm">
          <text:p text:style-name="P6"><text:span text:style-name="T7">Convert acceleration </text:span></text:p>
          <text:p text:style-name="P6"><text:span text:style-name="T7">limits from NED frame </text:span></text:p>
          <text:p text:style-name="P6"><text:span text:style-name="T7">to body Ax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8" draw:text-style-name="P5" xml:id="id136" draw:id="id136" draw:layer="layout" svg:width="12.4cm" svg:height="4.5cm" svg:x="105.9cm" svg:y="16.9cm">
          <text:p text:style-name="P6"><text:span text:style-name="T7">Shape the input target rates</text:span></text:p>
          <text:p text:style-name="P6"><text:span text:style-name="T7"><text:s/></text:span><text:span text:style-name="T7">according to current angle error, </text:span></text:p>
          <text:p text:style-name="P6"><text:span text:style-name="T7">acceleration limits, a smoothing gain</text:span></text:p>
          <text:p text:style-name="P6"><text:span text:style-name="T7"><text:s/></text:span><text:span text:style-name="T7">and the curr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9" draw:text-style-name="P5" xml:id="id137" draw:id="id137" draw:layer="layout" svg:width="10.5cm" svg:height="4.5cm" svg:x="121.306cm" svg:y="16.9cm">
          <text:p text:style-name="P6"><text:span text:style-name="T7">Convert euler rates to an </text:span></text:p>
          <text:p text:style-name="P6"><text:span text:style-name="T7">angular velocity vector in the </text:span></text:p>
          <text:p text:style-name="P6"><text:span text:style-name="T7">Body Fram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7" draw:text-style-name="P1" draw:layer="layout" svg:width="26.7cm" svg:height="1.1cm" svg:x="94.3cm" svg:y="11.3cm">
          <draw:text-box>
            <text:p text:style-name="P1">AC_AttitudeControl::input_euler_angle_roll_pitch_euler_rate_yaw() </text:p>
          </draw:text-box>
        </draw:frame>
        <draw:custom-shape draw:style-name="gr2" draw:text-style-name="P1" draw:layer="layout" svg:width="1.492cm" svg:height="108.1cm" draw:transform="rotate (-1.5707963267949) translate (178cm 22.9cm)">
          <text:p/>
          <draw:enhanced-geometry svg:viewBox="0 0 21600 21600" draw:glue-points="21600 0 0 10800 21600 21600" draw:text-areas="13800 ?f9 21600 ?f10" draw:type="left-brace" draw:modifiers="423.803665090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7" draw:text-style-name="P1" draw:layer="layout" svg:width="110.1cm" svg:height="1.1cm" svg:x="69.3cm" svg:y="21.8cm">
          <draw:text-box>
            <text:p text:style-name="P1">AC_AttitudeControl::attitude_controller_run_quat()</text:p>
          </draw:text-box>
        </draw:frame>
        <draw:custom-shape draw:style-name="gr140" draw:text-style-name="P5" xml:id="id138" draw:id="id138" draw:layer="layout" svg:width="17.4cm" svg:height="4.5cm" svg:x="117.856cm" svg:y="24.4cm">
          <text:p text:style-name="P6"><text:span text:style-name="T7">Calculate quarternion </text:span></text:p>
          <text:p text:style-name="P6"><text:span text:style-name="T7">Representation of the AHRS Euler </text:span></text:p>
          <text:p text:style-name="P6"><text:span text:style-name="T7">Angles from the Rotation Matrix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1" draw:text-style-name="P1" draw:layer="layout" svg:x1="18.2cm" svg:y1="19.15cm" svg:x2="21.9cm" svg:y2="19.15cm" draw:start-shape="id124" draw:start-glue-point="7" draw:end-shape="id125" draw:end-glue-point="5" svg:d="M18200 19150h3700" svg:viewBox="0 0 3701 1">
          <text:p/>
        </draw:connector>
        <draw:connector draw:style-name="gr141" draw:text-style-name="P1" draw:layer="layout" svg:x1="31.9cm" svg:y1="19.15cm" svg:x2="35.7cm" svg:y2="19.15cm" draw:start-shape="id125" draw:start-glue-point="7" draw:end-shape="id126" draw:end-glue-point="5" svg:d="M31900 19150h3800" svg:viewBox="0 0 3801 1">
          <text:p/>
        </draw:connector>
        <draw:connector draw:style-name="gr141" draw:text-style-name="P1" draw:layer="layout" svg:x1="26.9cm" svg:y1="22.15cm" svg:x2="26.9cm" svg:y2="42cm" draw:start-shape="id125" draw:start-glue-point="6" draw:end-shape="id127" draw:end-glue-point="4" svg:d="M26900 22150v19850" svg:viewBox="0 0 1 19851">
          <text:p/>
        </draw:connector>
        <draw:connector draw:style-name="gr141" draw:text-style-name="P1" draw:layer="layout" svg:x1="31cm" svg:y1="43.4cm" svg:x2="37.5cm" svg:y2="43.4cm" draw:start-shape="id127" draw:start-glue-point="7" draw:end-shape="id128" draw:end-glue-point="5" svg:d="M31000 43400h6500" svg:viewBox="0 0 6501 1">
          <text:p/>
        </draw:connector>
        <draw:connector draw:style-name="gr141" draw:text-style-name="P1" draw:layer="layout" svg:x1="40.9cm" svg:y1="19.15cm" svg:x2="45.2cm" svg:y2="19.15cm" draw:start-shape="id126" draw:start-glue-point="7" draw:end-shape="id129" draw:end-glue-point="5" svg:d="M40900 19150h4300" svg:viewBox="0 0 4301 1">
          <text:p/>
        </draw:connector>
        <draw:connector draw:style-name="gr141" draw:text-style-name="P1" draw:layer="layout" svg:x1="51.3cm" svg:y1="19.15cm" svg:x2="52.5cm" svg:y2="19.15cm" draw:start-shape="id129" draw:start-glue-point="7" draw:end-shape="id130" draw:end-glue-point="5" svg:d="M51300 19150h1200" svg:viewBox="0 0 1201 1">
          <text:p/>
        </draw:connector>
        <draw:connector draw:style-name="gr141" draw:text-style-name="P1" draw:layer="layout" svg:x1="58.6cm" svg:y1="19.15cm" svg:x2="60cm" svg:y2="19.15cm" draw:start-shape="id130" draw:start-glue-point="7" draw:end-shape="id131" draw:end-glue-point="5" svg:d="M58600 19150h1400" svg:viewBox="0 0 1401 1">
          <text:p/>
        </draw:connector>
        <draw:connector draw:style-name="gr141" draw:text-style-name="P1" draw:layer="layout" svg:x1="66.1cm" svg:y1="19.15cm" svg:x2="68.8cm" svg:y2="19.15cm" draw:start-shape="id131" draw:start-glue-point="7" draw:end-shape="id132" draw:end-glue-point="5" svg:d="M66100 19150h2700" svg:viewBox="0 0 2701 1">
          <text:p/>
        </draw:connector>
        <draw:connector draw:style-name="gr141" draw:text-style-name="P1" draw:layer="layout" svg:x1="76.2cm" svg:y1="19.15cm" svg:x2="77.4cm" svg:y2="19.15cm" draw:start-shape="id132" draw:start-glue-point="7" draw:end-shape="id133" draw:end-glue-point="5" svg:d="M76200 19150h1200" svg:viewBox="0 0 1201 1">
          <text:p/>
        </draw:connector>
        <draw:connector draw:style-name="gr141" draw:text-style-name="P1" draw:layer="layout" svg:x1="83.5cm" svg:y1="19.15cm" svg:x2="85.7cm" svg:y2="19.15cm" draw:start-shape="id133" draw:start-glue-point="7" draw:end-shape="id134" svg:d="M83500 19150h2200" svg:viewBox="0 0 2201 1">
          <text:p/>
        </draw:connector>
        <draw:connector draw:style-name="gr141" draw:text-style-name="P1" draw:layer="layout" svg:x1="95.7cm" svg:y1="19.15cm" svg:x2="97.4cm" svg:y2="19.15cm" draw:start-shape="id134" draw:start-glue-point="7" draw:end-shape="id135" draw:end-glue-point="5" svg:d="M95700 19150h1700" svg:viewBox="0 0 1701 1">
          <text:p/>
        </draw:connector>
        <draw:connector draw:style-name="gr141" draw:text-style-name="P1" draw:layer="layout" svg:x1="104.5cm" svg:y1="19.15cm" svg:x2="105.9cm" svg:y2="19.15cm" draw:start-shape="id135" draw:start-glue-point="7" draw:end-shape="id136" draw:end-glue-point="5" svg:d="M104500 19150h1400" svg:viewBox="0 0 1401 1">
          <text:p/>
        </draw:connector>
        <draw:connector draw:style-name="gr141" draw:text-style-name="P1" draw:layer="layout" svg:x1="118.3cm" svg:y1="19.15cm" svg:x2="121.306cm" svg:y2="19.15cm" draw:start-shape="id136" draw:start-glue-point="7" draw:end-shape="id137" draw:end-glue-point="5" svg:d="M118300 19150h3006" svg:viewBox="0 0 3007 1">
          <text:p/>
        </draw:connector>
        <draw:connector draw:style-name="gr141" draw:text-style-name="P1" draw:layer="layout" svg:x1="126.556cm" svg:y1="21.4cm" svg:x2="126.556cm" svg:y2="24.4cm" draw:start-shape="id137" draw:start-glue-point="6" draw:end-shape="id138" draw:end-glue-point="4" svg:d="M126556 21400v3000" svg:viewBox="0 0 1 3001">
          <text:p/>
        </draw:connector>
        <draw:custom-shape draw:style-name="gr142" draw:text-style-name="P5" xml:id="id139" draw:id="id139" draw:layer="layout" svg:width="17.5cm" svg:height="4.5cm" svg:x="117.806cm" svg:y="30.598cm">
          <text:p text:style-name="P6"><text:span text:style-name="T7">Calculate Rotation Matrix from the Earth Frame to Quaternion </text:span></text:p>
          <text:p text:style-name="P6"><text:span text:style-name="T7">set point and calculate Thrust Vector</text:span></text:p>
          <text:p text:style-name="P6"><text:span text:style-name="T7"/></text:p>
          <text:p text:style-name="P6"><text:span text:style-name="T10">att_to_quat → att_to_rot_matrix → att_to_thrust_v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3" draw:text-style-name="P5" xml:id="id140" draw:id="id140" draw:layer="layout" svg:width="17.9cm" svg:height="4.5cm" svg:x="117.606cm" svg:y="36.298cm">
          <text:p text:style-name="P6"><text:span text:style-name="T7">Calculate Rotation Matrix from Quaternion AHRS and calculate</text:span></text:p>
          <text:p text:style-name="P6"><text:span text:style-name="T7">Thrust Vector</text:span></text:p>
          <text:p text:style-name="P6"><text:span text:style-name="T7"/></text:p>
          <text:p text:style-name="P6"><text:span text:style-name="T10">att_from_quat → att_from_rot_matrix → att_from_thrust_v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4" draw:text-style-name="P5" xml:id="id141" draw:id="id141" draw:layer="layout" svg:width="18cm" svg:height="4.3cm" svg:x="117.556cm" svg:y="42.398cm">
          <text:p text:style-name="P6"><text:span text:style-name="T7">The cross product of the Current and Target Thrust </text:span></text:p>
          <text:p text:style-name="P6"><text:span text:style-name="T7">Vectors defines the Rotation Vector between them.</text:span></text:p>
          <text:p text:style-name="P6"><text:span text:style-name="T7"/></text:p>
          <text:p text:style-name="P6"><text:span text:style-name="T10">thrust_vec_cross = att_from_thrust_vec </text:span><text:span text:style-name="T11">X</text:span><text:span text:style-name="T10"> att_to_thrust_v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5" draw:text-style-name="P5" xml:id="id142" draw:id="id142" draw:layer="layout" svg:width="18.5cm" svg:height="4.5cm" svg:x="117.306cm" svg:y="48.998cm">
          <text:p text:style-name="P6"><text:span text:style-name="T7">The dot product is used to calculate the Angle between the </text:span></text:p>
          <text:p text:style-name="P6"><text:span text:style-name="T7">Current and Desired Thrust Vectors.</text:span></text:p>
          <text:p text:style-name="P6"><text:span text:style-name="T7"/></text:p>
          <text:p text:style-name="P6"><text:span text:style-name="T10">thrust_vec_dot = acos</text:span><text:span text:style-name="T10">(att_from_thrust_vec </text:span><text:span text:style-name="T12">●</text:span><text:span text:style-name="T10"> att_to_thrust_ve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6" draw:text-style-name="P5" xml:id="id143" draw:id="id143" draw:layer="layout" svg:width="18.9cm" svg:height="4.5cm" svg:x="117.106cm" svg:y="55.198cm">
          <text:p text:style-name="P6"><text:span text:style-name="T7">Normalise the Thrust Rotation vector.</text:span></text:p>
          <text:p text:style-name="P6"><text:span text:style-name="T7"/></text:p>
          <text:p text:style-name="P6"><text:span text:style-name="T10">thrust_vec_cross /= thrust_vector_leng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7" draw:text-style-name="P7" xml:id="id144" draw:id="id144" draw:layer="layout" svg:width="29cm" svg:height="3.9cm" svg:x="112.056cm" svg:y="61.398cm">
          <text:p text:style-name="P6"><text:span text:style-name="T7">Calculate the Quaternion Represenation of the Normalised Thrust Rotation vector. </text:span></text:p>
          <text:p text:style-name="P6"><text:span text:style-name="T7"/></text:p>
          <text:p text:style-name="P6"><text:span text:style-name="T10">thrust_vec_correction_qu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8" draw:text-style-name="P7" xml:id="id145" draw:id="id145" draw:layer="layout" svg:width="28.7cm" svg:height="4.5cm" svg:x="112.206cm" svg:y="67.098cm">
          <text:p text:style-name="P6"><text:span text:style-name="T7">Rotate the Quaternion Thrust Rotation Vector to the Body Frame</text:span></text:p>
          <text:p text:style-name="P6"><text:span text:style-name="T11">w = q ⊗ v ⊗ q* </text:span></text:p>
          <text:p text:style-name="P6"><text:span text:style-name="T7">This rotates the vector </text:span><text:span text:style-name="T3">v</text:span><text:span text:style-name="T7"> from the fixed frame to the body frame represented by </text:span><text:span text:style-name="T3">q</text:span><text:span text:style-name="T7">. </text:span></text:p>
          <text:p text:style-name="P6"><text:span text:style-name="T7"/></text:p>
          <text:p text:style-name="P6"><text:span text:style-name="T10">thrust_vec_correction_quat =att_from_quat_inverse*thrust_vec_correction_quat*att_from_qu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9" draw:text-style-name="P7" xml:id="id146" draw:id="id146" draw:layer="layout" svg:width="29.4cm" svg:height="4.5cm" svg:x="111.856cm" svg:y="73.998cm">
          <text:p text:style-name="P6"><text:span text:style-name="T7">Calculate the remaining rotation required after thrust vector is rotated</text:span></text:p>
          <text:p text:style-name="P6"><text:span text:style-name="T10"/></text:p>
          <text:p text:style-name="P6"><text:span text:style-name="T10">heading_quat = thrust_vec_correction_quat.inverse()*att_from_quat.inverse()*att_to_qua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0" draw:text-style-name="P7" xml:id="id147" draw:id="id147" draw:layer="layout" svg:width="29.4cm" svg:height="4.5cm" svg:x="111.856cm" svg:y="79.998cm">
          <text:p text:style-name="P6"><text:span text:style-name="T7">Use Thrust Rotation Vector to calculate x and y rotation. Use Heading Error vector to calculate z rotation.</text:span></text:p>
          <text:p text:style-name="P6"><text:span text:style-name="T7"/></text:p>
          <text:p text:style-name="P6"><text:span text:style-name="T10">(x &amp; y) thrust_vec_correction_quat → rotation → att_diff_angle → &amp;attitude_error_vector</text:span></text:p>
          <text:p text:style-name="P6"><text:span text:style-name="T10">(z) heading_quat → rotation → att_diff_angle → &amp;attitude_error_ve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51" draw:text-style-name="P1" draw:layer="layout" svg:width="26.7cm" svg:height="0.962cm" svg:x="75cm" svg:y="8.538cm">
          <draw:text-box>
            <text:p text:style-name="P1">Copter::stabilize_run()</text:p>
          </draw:text-box>
        </draw:frame>
        <draw:custom-shape draw:style-name="gr68" draw:text-style-name="P1" draw:layer="layout" svg:width="1.662cm" svg:height="154.8cm" draw:transform="rotate (-1.5707963267949) translate (177.8cm 10.1cm)">
          <text:p text:style-name="P1"/>
          <draw:enhanced-geometry svg:viewBox="0 0 21600 21600" draw:glue-points="21600 0 0 10800 21600 21600" draw:text-areas="13800 ?f9 21600 ?f10" draw:mirror-horizontal="false" draw:mirror-vertical="false" draw:type="left-brace" draw:modifiers="252.799287802856 10779.36163191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2" draw:text-style-name="P7" draw:layer="layout" svg:width="11.6cm" svg:height="3.9cm" svg:x="186.1cm" svg:y="0cm">
          <text:p text:style-name="P6"><text:span text:style-name="T10">Don't fully underst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3" draw:text-style-name="P5" xml:id="id148" draw:id="id148" draw:layer="layout" svg:width="22.2cm" svg:height="6.2cm" svg:x="115.456cm" svg:y="86.298cm">
          <text:p text:style-name="P6"><text:span text:style-name="T7">Compute the roll, pitch and yaw angular velocity demand from the </text:span></text:p>
          <text:p text:style-name="P6"><text:span text:style-name="T7">roll angle error</text:span></text:p>
          <text:p text:style-name="P6"><text:span text:style-name="T7"/></text:p>
          <text:p text:style-name="P6"><text:span text:style-name="T7">attitude_error_rot_vec_rad</text:span><text:span text:style-name="T7"> → &amp;</text:span><text:span text:style-name="T7">attitude_error_vector</text:span></text:p>
          <text:p text:style-name="P6"><text:span text:style-name="T10">_rate_target_ang_vel.x = _p_angle_roll.kP() * attitude_error_rot_vec_rad.x</text:span></text:p>
          <text:p text:style-name="P6"><text:span text:style-name="T10">_rate_target_ang_vel.y = _p_angle_pitch.kP() * attitude_error_rot_vec_rad.y</text:span></text:p>
          <text:p text:style-name="P6"><text:span text:style-name="T10">_rate_target_ang_vel.z = _p_angle_yaw.kP() * attitude_error_rot_vec_rad.z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28.9cm" svg:x2="126.556cm" svg:y2="30.598cm" draw:start-shape="id138" draw:start-glue-point="6" draw:end-shape="id139" draw:end-glue-point="4" svg:d="M126556 28900v1698" svg:viewBox="0 0 1 1699">
          <text:p/>
        </draw:connector>
        <draw:connector draw:style-name="gr45" draw:text-style-name="P10" draw:layer="layout" svg:x1="126.556cm" svg:y1="35.098cm" svg:x2="126.556cm" svg:y2="36.298cm" draw:start-shape="id139" draw:start-glue-point="6" draw:end-shape="id140" svg:d="M126556 35098v1200" svg:viewBox="0 0 1 1201">
          <text:p/>
        </draw:connector>
        <draw:connector draw:style-name="gr45" draw:text-style-name="P10" draw:layer="layout" svg:x1="126.556cm" svg:y1="40.798cm" svg:x2="126.556cm" svg:y2="42.398cm" draw:start-shape="id140" draw:start-glue-point="6" draw:end-shape="id141" draw:end-glue-point="4" svg:d="M126556 40798v1600" svg:viewBox="0 0 1 1601">
          <text:p/>
        </draw:connector>
        <draw:connector draw:style-name="gr45" draw:text-style-name="P10" draw:layer="layout" svg:x1="126.556cm" svg:y1="46.698cm" svg:x2="126.556cm" svg:y2="48.998cm" draw:start-shape="id141" draw:start-glue-point="6" draw:end-shape="id142" svg:d="M126556 46698v2300" svg:viewBox="0 0 1 2301">
          <text:p/>
        </draw:connector>
        <draw:connector draw:style-name="gr45" draw:text-style-name="P10" draw:layer="layout" svg:x1="126.556cm" svg:y1="53.498cm" svg:x2="126.556cm" svg:y2="55.198cm" draw:start-shape="id142" draw:start-glue-point="6" draw:end-shape="id143" svg:d="M126556 53498v1700" svg:viewBox="0 0 1 1701">
          <text:p/>
        </draw:connector>
        <draw:connector draw:style-name="gr45" draw:text-style-name="P10" draw:layer="layout" svg:x1="126.556cm" svg:y1="59.698cm" svg:x2="126.556cm" svg:y2="61.398cm" draw:start-shape="id143" draw:start-glue-point="6" draw:end-shape="id144" draw:end-glue-point="4" svg:d="M126556 59698v1700" svg:viewBox="0 0 1 1701">
          <text:p/>
        </draw:connector>
        <draw:connector draw:style-name="gr45" draw:text-style-name="P10" draw:layer="layout" svg:x1="126.556cm" svg:y1="65.298cm" svg:x2="126.556cm" svg:y2="67.098cm" draw:start-shape="id144" draw:start-glue-point="6" draw:end-shape="id145" svg:d="M126556 65298v1800" svg:viewBox="0 0 1 1801">
          <text:p/>
        </draw:connector>
        <draw:connector draw:style-name="gr45" draw:text-style-name="P10" draw:layer="layout" svg:x1="126.556cm" svg:y1="71.598cm" svg:x2="126.556cm" svg:y2="73.998cm" draw:start-shape="id145" draw:start-glue-point="6" draw:end-shape="id146" svg:d="M126556 71598v2400" svg:viewBox="0 0 1 2401">
          <text:p/>
        </draw:connector>
        <draw:connector draw:style-name="gr45" draw:text-style-name="P10" draw:layer="layout" svg:x1="126.556cm" svg:y1="78.498cm" svg:x2="126.556cm" svg:y2="79.998cm" draw:start-shape="id146" draw:start-glue-point="6" draw:end-shape="id147" svg:d="M126556 78498v1500" svg:viewBox="0 0 1 1501">
          <text:p/>
        </draw:connector>
        <draw:connector draw:style-name="gr45" draw:text-style-name="P10" draw:layer="layout" svg:x1="126.556cm" svg:y1="84.498cm" svg:x2="126.556cm" svg:y2="86.298cm" draw:start-shape="id147" draw:start-glue-point="6" draw:end-shape="id148" draw:end-glue-point="4" svg:d="M126556 84498v1800" svg:viewBox="0 0 1 1801">
          <text:p/>
        </draw:connector>
        <draw:custom-shape draw:style-name="gr154" draw:text-style-name="P5" xml:id="id149" draw:id="id149" draw:layer="layout" svg:width="22.2cm" svg:height="5.6cm" svg:x="115.456cm" svg:y="93.598cm">
          <text:p text:style-name="P6"><text:span text:style-name="T7">Add feedforward term that attempts to ensure that roll and </text:span></text:p>
          <text:p text:style-name="P6"><text:span text:style-name="T7">pitch errors rotate with the body frame rather than the reference frame.</text:span></text:p>
          <text:p text:style-name="P6"><text:span text:style-name="T7"/></text:p>
          <text:p text:style-name="P6"><text:span text:style-name="T10">_rate_target_ang_vel.x += attitude_error_vector.y * _ahrs.get_gyro().z;</text:span></text:p>
          <text:p text:style-name="P6"><text:span text:style-name="T7"><text:s text:c="4"/></text:span><text:span text:style-name="T7">_rate_target_ang_vel.y += -attitude_error_vector.x * _ahrs.get_gyro().z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5" draw:text-style-name="P7" xml:id="id150" draw:id="id150" draw:layer="layout" svg:width="35.8cm" svg:height="5.6cm" svg:x="108.656cm" svg:y="100.798cm">
          <text:p text:style-name="P6"><text:span text:style-name="T7">Add the angular velocity feedforward, rotated into vehicle frame</text:span></text:p>
          <text:p text:style-name="P6"><text:span text:style-name="T7">Quaternion = (q1, q2, q3, q4)</text:span></text:p>
          <text:p text:style-name="P6"><text:span text:style-name="T10">attitude_target_ang_vel_quat = (0.0f, _attitude_target_ang_vel.x, _attitude_target_ang_vel.y, _attitude_target_ang_vel.z);</text:span></text:p>
          <text:p text:style-name="P6"><text:span text:style-name="T7"><text:s text:c="4"/></text:span><text:span text:style-name="T7">attitude_error_quat = attitude_vehicle_quat.inverse() * _attitude_target_quat;</text:span></text:p>
          <text:p text:style-name="P6"><text:span text:style-name="T7"><text:s text:c="4"/></text:span><text:span text:style-name="T7">target_ang_vel_quat = attitude_error_quat.inverse()*attitude_target_ang_vel_quat*attitude_error_qua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92.498cm" svg:x2="126.556cm" svg:y2="93.598cm" draw:start-shape="id148" draw:start-glue-point="6" draw:end-shape="id149" draw:end-glue-point="4" svg:d="M126556 92498v1100" svg:viewBox="0 0 1 1101">
          <text:p/>
        </draw:connector>
        <draw:connector draw:style-name="gr45" draw:text-style-name="P10" draw:layer="layout" svg:x1="126.556cm" svg:y1="99.198cm" svg:x2="126.556cm" svg:y2="100.798cm" draw:start-shape="id149" draw:start-glue-point="6" draw:end-shape="id150" draw:end-glue-point="4" svg:d="M126556 99198v1600" svg:viewBox="0 0 1 1601">
          <text:p/>
        </draw:connector>
        <draw:custom-shape draw:style-name="gr1" draw:text-style-name="P8" xml:id="id151" draw:id="id151" draw:layer="layout" svg:width="16.9cm" svg:height="5.8cm" svg:x="118.106cm" svg:y="108.098cm">
          <text:p text:style-name="P8">_thrust_error_angle </text:p>
          <text:p text:style-name="P8">&gt;</text:p>
          <text:p text:style-name="P8"><text:s/>AC_ATTITUDE_THRUST_ERROR_ANGLE*2</text:p>
          <text:p text:style-name="P8"/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6" draw:text-style-name="P5" xml:id="id152" draw:id="id152" draw:layer="layout" svg:width="38.5cm" svg:height="2.3cm" svg:x="137.5cm" svg:y="109.8cm">
          <text:p text:style-name="P6"><text:span text:style-name="T7">_rate_target_ang_vel.z = _ahrs.get_gyro().z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8" xml:id="id153" draw:id="id153" draw:layer="layout" svg:width="16.9cm" svg:height="5.8cm" svg:x="118.106cm" svg:y="115.749cm">
          <text:p text:style-name="P8">_thrust_error_angle </text:p>
          <text:p text:style-name="P8">&gt;</text:p>
          <text:p text:style-name="P8"><text:s/>AC_ATTITUDE_THRUST_ERROR_ANGLE</text:p>
          <text:p text:style-name="P8"/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7" draw:text-style-name="P1" draw:layer="layout" svg:x1="135.006cm" svg:y1="110.998cm" svg:x2="137.5cm" svg:y2="110.95cm" draw:start-shape="id151" draw:start-glue-point="7" draw:end-shape="id152" draw:end-glue-point="5" svg:d="M135006 110998h1248v-48h1246" svg:viewBox="0 0 2495 49">
          <text:p text:style-name="P1">Yes</text:p>
        </draw:connector>
        <draw:connector draw:style-name="gr158" draw:text-style-name="P10" draw:layer="layout" svg:x1="126.556cm" svg:y1="113.898cm" svg:x2="126.556cm" svg:y2="115.749cm" draw:start-shape="id151" draw:start-glue-point="6" draw:end-shape="id153" draw:end-glue-point="4" svg:d="M126556 113898v1851" svg:viewBox="0 0 1 1852">
          <text:p text:style-name="P1"><text:s text:c="3"/>No</text:p>
        </draw:connector>
        <draw:custom-shape draw:style-name="gr159" draw:text-style-name="P5" xml:id="id155" draw:id="id155" draw:layer="layout" svg:width="38.5cm" svg:height="5.6cm" svg:x="70.05cm" svg:y="115.849cm">
          <text:p text:style-name="P4"><text:span text:style-name="T7">flip_scalar = (1.0f - (_thrust_error_angle – AC_ATTITUDE_THRUST_ERROR_ANGLE) / AC_ATTITUDE_THRUST_ERROR_ANGLE);</text:span></text:p>
          <text:p text:style-name="P4"><text:span text:style-name="T7"><text:s text:c="8"/></text:span></text:p>
          <text:p text:style-name="P4"><text:span text:style-name="T7">_rate_target_ang_vel.x += target_ang_vel_quat.q2*flip_scalar;</text:span></text:p>
          <text:p text:style-name="P4"><text:span text:style-name="T7">_rate_target_ang_vel.y += target_ang_vel_quat.q3*flip_scalar;</text:span></text:p>
          <text:p text:style-name="P4"><text:span text:style-name="T7">_rate_target_ang_vel.z += target_ang_vel_quat.q4;</text:span></text:p>
          <text:p text:style-name="P4"><text:span text:style-name="T7">_rate_target_ang_vel.z = _ahrs.get_gyro().z*(1.0-flip_scalar) + _rate_target_ang_vel.z*flip_scalar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0" draw:text-style-name="P5" xml:id="id154" draw:id="id154" draw:layer="layout" svg:width="15.2cm" svg:height="3.8cm" svg:x="118.956cm" svg:y="124.298cm">
          <text:p text:style-name="P4"><text:span text:style-name="T7">_rate_target_ang_vel.x += target_ang_vel_quat.q2;</text:span></text:p>
          <text:p text:style-name="P4"><text:span text:style-name="T7">_rate_target_ang_vel.y += target_ang_vel_quat.q3;</text:span></text:p>
          <text:p text:style-name="P4"><text:span text:style-name="T7">_rate_target_ang_vel.z += target_ang_vel_quat.q4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106.398cm" svg:x2="126.556cm" svg:y2="108.098cm" draw:start-shape="id150" draw:start-glue-point="6" draw:end-shape="id151" draw:end-glue-point="4" svg:d="M126556 106398v1700" svg:viewBox="0 0 1 1701">
          <text:p/>
        </draw:connector>
        <draw:connector draw:style-name="gr45" draw:text-style-name="P10" draw:layer="layout" svg:x1="126.556cm" svg:y1="121.549cm" svg:x2="126.556cm" svg:y2="124.298cm" draw:start-shape="id153" draw:start-glue-point="6" draw:end-shape="id154" draw:end-glue-point="4" svg:d="M126556 121549v2749" svg:viewBox="0 0 1 2750">
          <text:p/>
        </draw:connector>
        <draw:connector draw:style-name="gr157" draw:text-style-name="P10" draw:layer="layout" svg:x1="118.106cm" svg:y1="118.649cm" svg:x2="108.55cm" svg:y2="118.649cm" draw:start-shape="id153" draw:start-glue-point="5" draw:end-shape="id155" draw:end-glue-point="7" svg:d="M118106 118649h-9556" svg:viewBox="0 0 9557 1">
          <text:p text:style-name="P1">Yes</text:p>
        </draw:connector>
        <draw:custom-shape draw:style-name="gr68" draw:text-style-name="P1" draw:layer="layout" svg:width="1.8cm" svg:height="60.6cm" svg:x="108.5cm" svg:y="24.6cm">
          <text:p text:style-name="P11"><text:s text:c="7"/>AC_AttitudeControl::thrust_heading_rotation_angles() <text:s text:c="111"/></text:p>
          <draw:enhanced-geometry svg:viewBox="0 0 21600 21600" draw:glue-points="21600 0 0 10800 21600 21600" draw:text-areas="13800 ?f9 21600 ?f10" draw:type="left-brace" draw:modifiers="1191.5446939819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1cm" svg:height="0.2cm" svg:x="98.8cm" svg:y="63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1" draw:text-style-name="P7" xml:id="id156" draw:id="id156" draw:layer="layout" svg:width="6.2cm" svg:height="3.8cm" svg:x="123.5cm" svg:y="132cm">
          <text:p text:style-name="P6"><text:span text:style-name="T7">Output the </text:span></text:p>
          <text:p text:style-name="P6"><text:span text:style-name="T7">Pilot's thrott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128.098cm" svg:x2="126.6cm" svg:y2="132cm" draw:start-shape="id154" draw:start-glue-point="6" draw:end-shape="id156" draw:end-glue-point="4" svg:d="M126556 128098v1952h44v1950" svg:viewBox="0 0 45 3903">
          <text:p/>
        </draw:connector>
        <draw:connector draw:style-name="gr45" draw:text-style-name="P10" draw:layer="layout" svg:x1="89.3cm" svg:y1="121.449cm" svg:x2="123.5cm" svg:y2="133.9cm" draw:start-shape="id155" draw:start-glue-point="6" draw:end-shape="id156" draw:end-glue-point="5" svg:d="M89300 121449v12451h34200" svg:viewBox="0 0 34201 12452">
          <text:p/>
        </draw:connector>
        <draw:connector draw:style-name="gr45" draw:text-style-name="P10" draw:layer="layout" svg:x1="156.75cm" svg:y1="112.1cm" svg:x2="129.7cm" svg:y2="133.9cm" draw:start-shape="id152" draw:start-glue-point="6" draw:end-shape="id156" draw:end-glue-point="7" svg:d="M156750 112100v21800h-27050" svg:viewBox="0 0 27051 2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27:30.578957276</meta:creation-date>
    <dc:date>2017-04-05T22:34:26.770445245</dc:date>
    <meta:editing-duration>P1DT5H3M21S</meta:editing-duration>
    <meta:editing-cycles>101</meta:editing-cycles>
    <meta:generator>LibreOffice/4.2.8.2$Linux_X86_64 LibreOffice_project/420m0$Build-2</meta:generator>
    <meta:document-statistic meta:object-count="375"/>
  </office:meta>
</office:document-meta>
</file>